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itle" style:family="table">
      <style:table-properties style:width="17cm" table:align="margins" fo:background-color="transparent">
        <style:background-image/>
      </style:table-properties>
    </style:style>
    <style:style style:name="Title.A" style:family="table-column">
      <style:table-column-properties style:column-width="8.5cm" style:rel-column-width="32767*"/>
    </style:style>
    <style:style style:name="Title.B" style:family="table-column">
      <style:table-column-properties style:column-width="8.5cm" style:rel-column-width="32768*"/>
    </style:style>
    <style:style style:name="Title.A1" style:family="table-cell">
      <style:table-cell-properties fo:padding="0.4cm" fo:border="0.05pt solid #000000" style:writing-mode="page"/>
    </style:style>
    <style:style style:name="Title.2" style:family="table-row">
      <style:table-row-properties fo:background-color="transparent">
        <style:background-image/>
      </style:table-row-properties>
    </style:style>
    <style:style style:name="Title.A2" style:family="table-cell">
      <style:table-cell-properties fo:padding="0.4cm" fo:border-left="0.05pt solid #000000" fo:border-right="none" fo:border-top="none" fo:border-bottom="0.05pt solid #000000" style:writing-mode="page"/>
    </style:style>
    <style:style style:name="Title.B2" style:family="table-cell">
      <style:table-cell-properties fo:padding="0.4cm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="0.049cm" fo:border="0.05pt solid #000000" style:writing-mode="page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0.787cm" style:rel-column-width="3032*"/>
    </style:style>
    <style:style style:name="Table3.B" style:family="table-column">
      <style:table-column-properties style:column-width="1.288cm" style:rel-column-width="4963*"/>
    </style:style>
    <style:style style:name="Table3.C" style:family="table-column">
      <style:table-column-properties style:column-width="7.451cm" style:rel-column-width="28721*"/>
    </style:style>
    <style:style style:name="Table3.D" style:family="table-column">
      <style:table-column-properties style:column-width="7.475cm" style:rel-column-width="28819*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D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0.787cm" style:rel-column-width="3032*"/>
    </style:style>
    <style:style style:name="Table4.B" style:family="table-column">
      <style:table-column-properties style:column-width="1.288cm" style:rel-column-width="4963*"/>
    </style:style>
    <style:style style:name="Table4.C" style:family="table-column">
      <style:table-column-properties style:column-width="7.451cm" style:rel-column-width="28721*"/>
    </style:style>
    <style:style style:name="Table4.D" style:family="table-column">
      <style:table-column-properties style:column-width="7.475cm" style:rel-column-width="28819*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4.D1" style:family="table-cell">
      <style:table-cell-properties fo:padding="0.049cm" fo:border="0.05pt solid #000000" style:writing-mode="page"/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0.787cm" style:rel-column-width="3032*"/>
    </style:style>
    <style:style style:name="Table5.B" style:family="table-column">
      <style:table-column-properties style:column-width="1.288cm" style:rel-column-width="4963*"/>
    </style:style>
    <style:style style:name="Table5.C" style:family="table-column">
      <style:table-column-properties style:column-width="7.451cm" style:rel-column-width="28721*"/>
    </style:style>
    <style:style style:name="Table5.D" style:family="table-column">
      <style:table-column-properties style:column-width="7.475cm" style:rel-column-width="28819*"/>
    </style:style>
    <style:style style:name="Tab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49cm" fo:border="0.05pt solid #000000" style:writing-mode="page"/>
    </style:style>
    <style:style style:name="Tab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2.429cm" style:rel-column-width="9362*"/>
    </style:style>
    <style:style style:name="Table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49cm" fo:border="0.05pt solid #000000" style:writing-mode="page"/>
    </style:style>
    <style:style style:name="Tab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6.B4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6.C5" style:family="table-cell" style:data-style-name="N111">
      <style:table-cell-properties fo:padding="0.049cm" fo:border-left="0.05pt solid #000000" fo:border-right="none" fo:border-top="none" fo:border-bottom="0.05pt solid #000000" style:writing-mode="page"/>
    </style:style>
    <style:style style:name="Table6.G5" style:family="table-cell" style:data-style-name="N111">
      <style:table-cell-properties fo:padding="0.049cm" fo:border-left="0.05pt solid #000000" fo:border-right="0.05pt solid #000000" fo:border-top="none" fo:border-bottom="0.05pt solid #000000" style:writing-mode="page"/>
    </style:style>
    <style:style style:name="Table7" style:family="table" style:master-page-name="">
      <style:table-properties style:width="17cm" style:page-number="auto" fo:break-before="auto" fo:break-after="auto" table:align="margins"/>
    </style:style>
    <style:style style:name="Table7.A" style:family="table-column">
      <style:table-column-properties style:column-width="2.429cm" style:rel-column-width="9362*"/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49cm" fo:border="0.05pt solid #000000" style:writing-mode="page"/>
    </style:style>
    <style:style style:name="Table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7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7.B4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7.C5" style:family="table-cell" style:data-style-name="N111">
      <style:table-cell-properties fo:padding="0.049cm" fo:border-left="0.05pt solid #000000" fo:border-right="none" fo:border-top="none" fo:border-bottom="0.05pt solid #000000" style:writing-mode="page"/>
    </style:style>
    <style:style style:name="Table7.G5" style:family="table-cell" style:data-style-name="N111">
      <style:table-cell-properties fo:padding="0.049cm" fo:border-left="0.05pt solid #000000" fo:border-right="0.05pt solid #000000" fo:border-top="none" fo:border-bottom="0.05pt solid #000000" style:writing-mode="page"/>
    </style:style>
    <style:style style:name="Table8" style:family="table" style:master-page-name="">
      <style:table-properties style:width="17cm" style:page-number="auto" fo:break-before="auto" fo:break-after="auto" table:align="margins"/>
    </style:style>
    <style:style style:name="Table8.A" style:family="table-column">
      <style:table-column-properties style:column-width="2.429cm" style:rel-column-width="9362*"/>
    </style:style>
    <style:style style:name="Table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8.B1" style:family="table-cell">
      <style:table-cell-properties fo:padding="0.049cm" fo:border="0.05pt solid #000000" style:writing-mode="page"/>
    </style:style>
    <style:style style:name="Table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8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8.B4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8.C5" style:family="table-cell" style:data-style-name="N111">
      <style:table-cell-properties fo:padding="0.049cm" fo:border-left="0.05pt solid #000000" fo:border-right="none" fo:border-top="none" fo:border-bottom="0.05pt solid #000000" style:writing-mode="page"/>
    </style:style>
    <style:style style:name="Table8.G5" style:family="table-cell" style:data-style-name="N111">
      <style:table-cell-properties fo:padding="0.049cm" fo:border-left="0.05pt solid #000000" fo:border-right="0.05pt solid #000000" fo:border-top="none" fo:border-bottom="0.05pt solid #000000" style:writing-mode="page"/>
    </style:style>
    <style:style style:name="Table9" style:family="table" style:master-page-name="">
      <style:table-properties style:width="17cm" style:page-number="auto" fo:break-before="page" table:align="margins"/>
    </style:style>
    <style:style style:name="Table9.A" style:family="table-column">
      <style:table-column-properties style:column-width="2.429cm" style:rel-column-width="9362*"/>
    </style:style>
    <style:style style:name="Table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9.B1" style:family="table-cell">
      <style:table-cell-properties fo:padding="0.049cm" fo:border="0.05pt solid #000000" style:writing-mode="page"/>
    </style:style>
    <style:style style:name="Table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9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9.B4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9.C5" style:family="table-cell" style:data-style-name="N111">
      <style:table-cell-properties fo:padding="0.049cm" fo:border-left="0.05pt solid #000000" fo:border-right="none" fo:border-top="none" fo:border-bottom="0.05pt solid #000000" style:writing-mode="page"/>
    </style:style>
    <style:style style:name="Table9.G5" style:family="table-cell" style:data-style-name="N111">
      <style:table-cell-properties fo:padding="0.049cm" fo:border-left="0.05pt solid #000000" fo:border-right="0.05pt solid #000000" fo:border-top="none" fo:border-bottom="0.05pt solid #000000" style:writing-mode="page"/>
    </style:style>
    <style:style style:name="Table10" style:family="table" style:master-page-name="">
      <style:table-properties style:width="17cm" style:page-number="auto" fo:break-before="auto" fo:break-after="auto" table:align="margins"/>
    </style:style>
    <style:style style:name="Table10.A" style:family="table-column">
      <style:table-column-properties style:column-width="2.429cm" style:rel-column-width="9362*"/>
    </style:style>
    <style:style style:name="Table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0.B1" style:family="table-cell">
      <style:table-cell-properties fo:padding="0.049cm" fo:border="0.05pt solid #000000" style:writing-mode="page"/>
    </style:style>
    <style:style style:name="Table1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0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0.B4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10.C5" style:family="table-cell" style:data-style-name="N111">
      <style:table-cell-properties fo:padding="0.049cm" fo:border-left="0.05pt solid #000000" fo:border-right="none" fo:border-top="none" fo:border-bottom="0.05pt solid #000000" style:writing-mode="page"/>
    </style:style>
    <style:style style:name="Table10.G5" style:family="table-cell" style:data-style-name="N111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" style:family="table" style:master-page-name="">
      <style:table-properties style:width="17cm" style:page-number="auto" fo:break-before="auto" fo:break-after="auto" table:align="margins"/>
    </style:style>
    <style:style style:name="Table11.A" style:family="table-column">
      <style:table-column-properties style:column-width="2.429cm" style:rel-column-width="9362*"/>
    </style:style>
    <style:style style:name="Table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1.B1" style:family="table-cell">
      <style:table-cell-properties fo:padding="0.049cm" fo:border="0.05pt solid #000000" style:writing-mode="page"/>
    </style:style>
    <style:style style:name="Table1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.B4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Table11.C8" style:family="table-cell" style:data-style-name="N111">
      <style:table-cell-properties fo:padding="0.049cm" fo:border-left="0.05pt solid #000000" fo:border-right="none" fo:border-top="none" fo:border-bottom="0.05pt solid #000000" style:writing-mode="page"/>
    </style:style>
    <style:style style:name="Table11.G8" style:family="table-cell" style:data-style-name="N111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language="pl" fo:country="PL" officeooo:paragraph-rsid="0000f461"/>
    </style:style>
    <style:style style:name="P2" style:family="paragraph" style:parent-style-name="Standard">
      <style:paragraph-properties fo:margin-top="0cm" fo:margin-bottom="0.275cm" style:contextual-spacing="false"/>
      <style:text-properties fo:font-size="14pt" fo:language="pl" fo:country="PL" fo:font-weight="bold" officeooo:rsid="0000f461" officeooo:paragraph-rsid="0000f461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.275cm" style:contextual-spacing="false"/>
      <style:text-properties fo:font-size="14pt" fo:language="pl" fo:country="PL" fo:font-weight="bold" officeooo:rsid="0000f461" officeooo:paragraph-rsid="0005196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.275cm" style:contextual-spacing="false"/>
      <style:text-properties fo:font-size="12pt" fo:language="pl" fo:country="PL" fo:font-weight="normal" officeooo:rsid="0000f461" officeooo:paragraph-rsid="0000f46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.275cm" style:contextual-spacing="false"/>
      <style:text-properties fo:font-size="12pt" fo:language="pl" fo:country="PL" fo:font-weight="normal" officeooo:rsid="00019025" officeooo:paragraph-rsid="0002a5d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.275cm" style:contextual-spacing="false"/>
      <style:text-properties fo:font-size="12pt" fo:language="pl" fo:country="PL" fo:font-weight="normal" officeooo:rsid="0002a5d9" officeooo:paragraph-rsid="000445d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.275cm" style:contextual-spacing="false"/>
      <style:text-properties fo:font-size="12pt" fo:language="pl" fo:country="PL" fo:font-weight="normal" officeooo:rsid="0005196f" officeooo:paragraph-rsid="0005196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.275cm" style:contextual-spacing="false" fo:text-align="center" style:justify-single-word="false"/>
      <style:text-properties fo:font-size="12pt" fo:language="pl" fo:country="PL" fo:font-weight="normal" officeooo:rsid="0005196f" officeooo:paragraph-rsid="0005196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.275cm" style:contextual-spacing="false"/>
      <style:text-properties fo:font-size="12pt" fo:language="pl" fo:country="PL" fo:font-weight="normal" officeooo:rsid="00056ef6" officeooo:paragraph-rsid="00056ef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.275cm" style:contextual-spacing="false" fo:text-align="center" style:justify-single-word="false"/>
      <style:text-properties fo:font-size="12pt" fo:language="pl" fo:country="PL" fo:font-weight="normal" officeooo:rsid="00056ef6" officeooo:paragraph-rsid="00056ef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.275cm" style:contextual-spacing="false"/>
      <style:text-properties fo:font-size="12pt" fo:language="pl" fo:country="PL" fo:font-weight="normal" officeooo:rsid="000639b3" officeooo:paragraph-rsid="000639b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.275cm" style:contextual-spacing="false" fo:text-align="center" style:justify-single-word="false"/>
      <style:text-properties style:text-position="0% 100%" fo:font-size="12pt" fo:language="pl" fo:country="PL" fo:font-weight="normal" officeooo:rsid="0000f461" officeooo:paragraph-rsid="0000f46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.275cm" style:contextual-spacing="false"/>
      <style:text-properties style:text-position="0% 100%" fo:font-size="12pt" fo:language="pl" fo:country="PL" fo:font-weight="normal" officeooo:rsid="0002a5d9" officeooo:paragraph-rsid="0002a5d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.275cm" style:contextual-spacing="false" fo:text-align="center" style:justify-single-word="false"/>
      <style:text-properties style:text-position="0% 100%" fo:font-size="12pt" fo:language="pl" fo:country="PL" fo:font-weight="normal" officeooo:rsid="0002a5d9" officeooo:paragraph-rsid="0002a5d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.275cm" style:contextual-spacing="false" fo:text-align="center" style:justify-single-word="false"/>
      <style:text-properties style:text-position="0% 100%" fo:font-size="12pt" fo:language="pl" fo:country="PL" fo:font-weight="normal" officeooo:rsid="00019025" officeooo:paragraph-rsid="0001902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.275cm" style:contextual-spacing="false"/>
      <style:text-properties style:text-position="0% 100%" fo:font-size="12pt" fo:language="pl" fo:country="PL" fo:font-weight="normal" officeooo:rsid="000445db" officeooo:paragraph-rsid="000445d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.275cm" style:contextual-spacing="false" fo:text-align="center" style:justify-single-word="false"/>
      <style:text-properties style:text-position="0% 100%" fo:font-size="12pt" fo:language="pl" fo:country="PL" fo:font-weight="normal" officeooo:rsid="0005196f" officeooo:paragraph-rsid="0005196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.275cm" style:contextual-spacing="false"/>
      <style:text-properties style:text-position="0% 100%" fo:font-size="12pt" fo:language="pl" fo:country="PL" fo:font-weight="normal" officeooo:rsid="0005196f" officeooo:paragraph-rsid="0005196f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size="20pt" fo:language="pl" fo:country="PL" fo:font-weight="bold" officeooo:rsid="00087ea2" officeooo:paragraph-rsid="0000f461" style:font-size-asian="20pt" style:font-weight-asian="bold" style:font-size-complex="2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4pt" fo:language="pl" fo:country="PL" officeooo:rsid="00087ea2" officeooo:paragraph-rsid="0000f461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0445db" officeooo:paragraph-rsid="000445db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paragraph-rsid="000445db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fo:language="pl" fo:country="PL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fo:language="pl" fo:country="PL" officeooo:paragraph-rsid="0005196f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fo:language="pl" fo:country="PL" officeooo:paragraph-rsid="00056ef6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fo:language="pl" fo:country="PL" officeooo:paragraph-rsid="000639b3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fo:language="pl" fo:country="PL" officeooo:rsid="000445db" officeooo:paragraph-rsid="000445db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fo:language="pl" fo:country="PL" officeooo:rsid="000445db" officeooo:paragraph-rsid="0005196f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fo:language="pl" fo:country="PL" officeooo:rsid="000445db" officeooo:paragraph-rsid="00056ef6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fo:language="pl" fo:country="PL" officeooo:rsid="000445db" officeooo:paragraph-rsid="000639b3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fo:language="pl" fo:country="PL" officeooo:rsid="0005196f" officeooo:paragraph-rsid="0005196f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fo:language="pl" fo:country="PL" officeooo:rsid="0005196f" officeooo:paragraph-rsid="00056ef6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fo:language="pl" fo:country="PL" officeooo:rsid="0005196f" officeooo:paragraph-rsid="000639b3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fo:language="pl" fo:country="PL" officeooo:rsid="00056ef6" officeooo:paragraph-rsid="00056ef6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fo:language="pl" fo:country="PL" officeooo:rsid="000639b3" officeooo:paragraph-rsid="000639b3" style:font-size-asian="12pt" style:font-size-complex="12pt"/>
    </style:style>
    <style:style style:name="P37" style:family="paragraph" style:parent-style-name="Standard">
      <style:paragraph-properties fo:margin-top="0cm" fo:margin-bottom="0.275cm" style:contextual-spacing="false"/>
      <style:text-properties fo:font-size="12pt" fo:language="pl" fo:country="PL" fo:font-weight="normal" officeooo:rsid="000639b3" officeooo:paragraph-rsid="000639b3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.275cm" style:contextual-spacing="false"/>
      <style:text-properties fo:font-size="12pt" fo:language="pl" fo:country="PL" fo:font-weight="normal" officeooo:rsid="00098570" officeooo:paragraph-rsid="0009857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top="0cm" fo:margin-bottom="0.275cm" style:contextual-spacing="false"/>
      <style:text-properties fo:font-size="12pt" fo:language="pl" fo:country="PL" fo:font-weight="normal" officeooo:rsid="000c88c6" officeooo:paragraph-rsid="000c88c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top="0cm" fo:margin-bottom="0.275cm" style:contextual-spacing="false"/>
      <style:text-properties fo:font-size="10pt" fo:language="pl" fo:country="PL" fo:font-weight="bold" officeooo:rsid="00098570" officeooo:paragraph-rsid="00098570" style:font-size-asian="8.75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.275cm" style:contextual-spacing="false"/>
      <style:text-properties fo:font-size="14pt" fo:language="pl" fo:country="PL" fo:font-weight="normal" officeooo:rsid="0000f461" officeooo:paragraph-rsid="0000f461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margin-top="0cm" fo:margin-bottom="0.275cm" style:contextual-spacing="false"/>
      <style:text-properties fo:font-size="14pt" fo:language="pl" fo:country="PL" fo:font-weight="bold" officeooo:rsid="000c88c6" officeooo:paragraph-rsid="000c88c6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 style:writing-mode="lr-tb"/>
      <style:text-properties style:font-name="Liberation Serif" fo:font-size="11pt" style:font-size-asian="11pt" style:font-size-complex="11pt"/>
    </style:style>
    <style:style style:name="P44" style:family="paragraph" style:parent-style-name="Standard">
      <style:paragraph-properties fo:text-align="center" style:justify-single-word="false" style:writing-mode="lr-tb"/>
      <style:text-properties style:font-name="Liberation Serif" fo:font-size="11pt" officeooo:paragraph-rsid="00098570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1pt" officeooo:rsid="00098570" officeooo:paragraph-rsid="00098570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fo:font-size="11pt" officeooo:paragraph-rsid="00098570" style:font-size-asian="11pt" style:font-size-complex="11pt"/>
    </style:style>
    <style:style style:name="P48" style:family="paragraph" style:parent-style-name="Table_20_Contents">
      <style:paragraph-properties fo:margin-top="0cm" fo:margin-bottom="0.275cm" style:contextual-spacing="false"/>
      <style:text-properties style:font-name="Consolas" fo:font-size="10pt" fo:language="pl" fo:country="PL" fo:font-weight="normal" officeooo:rsid="000c88c6" officeooo:paragraph-rsid="000c88c6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margin-top="0cm" fo:margin-bottom="0cm" style:contextual-spacing="false"/>
      <style:text-properties style:font-name="Consolas" fo:font-size="10pt" fo:language="pl" fo:country="PL" fo:font-weight="normal" officeooo:rsid="000c88c6" officeooo:paragraph-rsid="000c88c6" style:font-size-asian="10pt" style:font-weight-asian="normal" style:font-size-complex="10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d604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02a5d9"/>
    </style:style>
    <style:style style:name="T7" style:family="text">
      <style:text-properties style:text-position="0% 100%" officeooo:rsid="000445db"/>
    </style:style>
    <style:style style:name="T8" style:family="text">
      <style:text-properties officeooo:rsid="00021b7f"/>
    </style:style>
    <style:style style:name="T9" style:family="text">
      <style:text-properties style:text-position="sub 58%"/>
    </style:style>
    <style:style style:name="T10" style:family="text">
      <style:text-properties officeooo:rsid="00056ef6"/>
    </style:style>
    <style:style style:name="T11" style:family="text">
      <style:text-properties officeooo:rsid="00063912"/>
    </style:style>
    <style:style style:name="T12" style:family="text">
      <style:text-properties officeooo:rsid="00074233"/>
    </style:style>
    <style:style style:name="T13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4" style:family="text">
      <style:text-properties officeooo:rsid="000e1e3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run-through="foreground" style:wrap="none"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itle" table:style-name="Title">
        <table:table-column table:style-name="Title.A"/>
        <table:table-column table:style-name="Title.B"/>
        <table:table-row table:style-name="TableLine2842156458400">
          <table:table-cell table:style-name="Title.A1" table:number-columns-spanned="2" office:value-type="string">
            <text:p text:style-name="P19">Politechnika Poznańska</text:p>
          </table:table-cell>
          <table:covered-table-cell/>
        </table:table-row>
        <table:table-row table:style-name="Title.2">
          <table:table-cell table:style-name="Title.A2" office:value-type="string">
            <text:p text:style-name="P20">Sprawozdanie nr <text:span text:style-name="T12">2</text:span></text:p>
          </table:table-cell>
          <table:table-cell table:style-name="Title.B2" office:value-type="string">
            <text:p text:style-name="P20">Krystian Baran 145000</text:p>
          </table:table-cell>
        </table:table-row>
        <table:table-row table:style-name="Title.2">
          <table:table-cell table:style-name="Title.A2" office:value-type="string">
            <text:p text:style-name="P20">Metody <text:span text:style-name="T12">iteracyjne </text:span>rozwiązywania układów równań</text:p>
          </table:table-cell>
          <table:table-cell table:style-name="Title.B2" office:value-type="string">
            <text:p text:style-name="P20"><text:span text:style-name="T12">1</text:span><text:span text:style-name="T14">3</text:span>/0<text:span text:style-name="T12">6</text:span>/202<text:span text:style-name="T12">1</text:span></text:p>
          </table:table-cell>
        </table:table-row>
      </table:table>
      <text:p text:style-name="P1"/>
      <text:p text:style-name="P2">Cel ćwiczenia:</text:p>
      <text:p text:style-name="P41"><text:tab/><text:span text:style-name="T1">Celem ćwiczenia było zapoznanie się z metodami iteracyjnymi rozwiązywania układów równań liniowych i porównanie ich czasów działania dla dużych i rzadkich macierzy współczynników.</text:span></text:p>
      <text:p text:style-name="P42">Kod sprawozdania:</text:p>
      <text:p text:style-name="P49">clc, clear, format long;</text:p>
      <text:p text:style-name="P49">warning('off','all');</text:p>
      <text:p text:style-name="P49"/>
      <text:p text:style-name="P49">A = gallery("moler", 100);</text:p>
      <text:p text:style-name="P49">disp("cond")</text:p>
      <text:p text:style-name="P49">cond(A)</text:p>
      <text:p text:style-name="P49">N = length(A);</text:p>
      <text:p text:style-name="P49">X0 = zeros(N,1);</text:p>
      <text:p text:style-name="P49">B = A*ones(N,1);</text:p>
      <text:p text:style-name="P49">tol1 = 10^(-3);</text:p>
      <text:p text:style-name="P49">tol2 = 10^(-6);</text:p>
      <text:p text:style-name="P49"/>
      <text:p text:style-name="P49">disp("Jacobi")</text:p>
      <text:p text:style-name="P49">[X, N, err] = JacobiMethod(A,transpose(B), X0, 1000, tol1);</text:p>
      <text:p text:style-name="P49">disp(N)</text:p>
      <text:p text:style-name="P49">disp(err)</text:p>
      <text:p text:style-name="P49">[X, N, err] = JacobiMethod(A,transpose(B), X0, 1000, tol2);</text:p>
      <text:p text:style-name="P49">disp(N)</text:p>
      <text:p text:style-name="P49">disp(err)</text:p>
      <text:p text:style-name="P49"/>
      <text:p text:style-name="P49">disp("Gauss Seidel")</text:p>
      <text:p text:style-name="P49">[X, N, err] = GaussSeidelMethod(A,transpose(B),X0, 1000, tol1);</text:p>
      <text:p text:style-name="P49">disp(N)</text:p>
      <text:p text:style-name="P49">disp(err)</text:p>
      <text:p text:style-name="P49">[X, N, err] = GaussSeidelMethod(A,transpose(B),X0, 1000, tol2);</text:p>
      <text:p text:style-name="P49">disp(N)</text:p>
      <text:p text:style-name="P49">disp(err)</text:p>
      <text:p text:style-name="P49"/>
      <text:p text:style-name="P49">disp("SOR")</text:p>
      <text:p text:style-name="P49">[X, N, err] = SORMethod(A,transpose(B),X0, 1000, tol1);</text:p>
      <text:p text:style-name="P49">disp(N)</text:p>
      <text:p text:style-name="P49">disp(err)</text:p>
      <text:p text:style-name="P49">[X, N, err] = SORMethod(A,transpose(B),X0, 1000, tol2);</text:p>
      <text:p text:style-name="P49">disp(N)</text:p>
      <text:p text:style-name="P49">disp(err)</text:p>
      <text:p text:style-name="P49"/>
      <text:p text:style-name="P49">disp("Fast Fall")</text:p>
      <text:p text:style-name="P49">[X, N, err] = fastFallMethod(A,B, X0, 1000, tol1);</text:p>
      <text:p text:style-name="P49">disp(N)</text:p>
      <text:p text:style-name="P49"><text:soft-page-break/>disp(err)</text:p>
      <text:p text:style-name="P49">[X, N, err] = fastFallMethod(A,B, X0, 1000, tol2);</text:p>
      <text:p text:style-name="P49">disp(N)</text:p>
      <text:p text:style-name="P49">disp(err)</text:p>
      <text:p text:style-name="P49"/>
      <text:p text:style-name="P49">disp("Conj Gradient")</text:p>
      <text:p text:style-name="P49">[X, N, err] = ConjugateGradientMethod(A,B,X0, 1000, tol1);</text:p>
      <text:p text:style-name="P49">disp(N)</text:p>
      <text:p text:style-name="P49">disp(err)</text:p>
      <text:p text:style-name="P49">[X, N, err] = ConjugateGradientMethod(A,B,X0, 1000, tol2);</text:p>
      <text:p text:style-name="P49">disp(N)</text:p>
      <text:p text:style-name="P48">disp(err)</text:p>
      <text:p text:style-name="P2">Przebieg ćwiczenia:</text:p>
      <text:p text:style-name="P4"><text:tab/>Do ćwiczenia została wybrana macierz z dostępna w GNU Octave pod <text:span text:style-name="T2">galley(„</text:span><text:span text:style-name="T3">moler</text:span><text:span text:style-name="T2">”, n)</text:span>. Jest to macierz symetryczna i dodatnio określona macierz <text:span text:style-name="T8">Molera</text:span>. To, że macierz jest symetryczna i dodatnio określona jest warunkiem zbieżności niektórych metod, zatem tego typu macierz jest odpowiednia do tego rozważania. </text:p>
      <text:p text:style-name="P4">Przedstawiono poniżej macierz wymiaru 4 × 4 i przykładowe obliczenia każdą z metod. Obliczenia zostały wykonane dla maksymalnej liczby iteracji 1000 i dla dwóch tolerancji odpowiednio 10<text:span text:style-name="T4">-3</text:span><text:span text:style-name="T5"> i 10</text:span><text:span text:style-name="T4">-6</text:span><text:span text:style-name="T5">.</text:span></text:p>
      <text:p text:style-name="P12"><draw:frame draw:style-name="fr2" draw:name="Object1" text:anchor-type="as-char" svg:y="-1.138cm" svg:width="3.485cm" svg:height="2.1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3">Dla tej macierzy współczynnik uwarunkowania obliczony funkcją jest :</text:p>
      <text:p text:style-name="P14"><draw:frame draw:style-name="fr1" draw:name="Object3" text:anchor-type="as-char" svg:y="-0.386cm" svg:width="5.551cm" svg:height="0.50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><text:span text:style-name="T6"><text:s/></text:span><text:span text:style-name="T5">Macierz wyrazów wolnych została wygenerowana tak, żeby rozwiązanie równania było wektorem jedynek. Macierz ta przedstawiono także poniżej.</text:span></text:p>
      <text:p text:style-name="P15"><draw:frame draw:style-name="fr1" draw:name="Object2" text:anchor-type="as-char" svg:y="-1.138cm" svg:width="1.732cm" svg:height="2.12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3"><text:tab/>Dla metody Jacobiego uzyskano następujące wyniki posortowane według tolerancji:</text:p>
      <text:p text:style-name="P14"><draw:frame draw:style-name="fr1" draw:name="Object4" text:anchor-type="as-char" svg:y="-1.138cm" svg:width="5.93cm" svg:height="2.12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4"><draw:frame draw:style-name="fr1" draw:name="Object5" text:anchor-type="as-char" svg:y="-1.138cm" svg:width="5.93cm" svg:height="2.12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6"><text:span text:style-name="T5">Dla obu </text:span><text:span text:style-name="T7">tolerancji zostało wykonane maksymalna ilość kroków. Widzimy, że nie został uzyskany pożądany wynik, zatem metoda Jacobiego nie jest przydatna to tej macierzy. Normy błędu zostały zapisane w tabeli poniżej:</text:span></text:p>
      <table:table table:name="Table1" table:style-name="Table1">
        <table:table-column table:style-name="Table1.A" table:number-columns-repeated="3"/>
        <table:table-row table:style-name="TableLine2842156600112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8">Norma Euklidesowa</text:p>
          </table:table-cell>
          <table:table-cell table:style-name="Table1.C1" office:value-type="string">
            <text:p text:style-name="P21">Norma Maksimum</text:p>
          </table:table-cell>
        </table:table-row>
        <text:soft-page-break/>
        <table:table-row table:style-name="TableLine2842156588688">
          <table:table-cell table:style-name="Table1.A2" office:value-type="string">
            <text:p text:style-name="P21">x<text:span text:style-name="T9">1</text:span></text:p>
          </table:table-cell>
          <table:table-cell table:style-name="Table1.A2" office:value-type="string">
            <text:p text:style-name="P22">2.860740069651245e+54</text:p>
          </table:table-cell>
          <table:table-cell table:style-name="Table1.C2" office:value-type="string">
            <text:p text:style-name="P23">1.630148462102018e+54</text:p>
          </table:table-cell>
        </table:table-row>
        <table:table-row table:style-name="TableLine2842156597936">
          <table:table-cell table:style-name="Table1.A2" office:value-type="string">
            <text:p text:style-name="P21">x<text:span text:style-name="T9">2</text:span></text:p>
          </table:table-cell>
          <table:table-cell table:style-name="Table1.A2" office:value-type="string">
            <text:p text:style-name="P22">2.860740069651245e+54</text:p>
          </table:table-cell>
          <table:table-cell table:style-name="Table1.C2" office:value-type="string">
            <text:p text:style-name="P23">1.630148462102018e+54</text:p>
          </table:table-cell>
        </table:table-row>
      </table:table>
      <text:p text:style-name="P16"/>
      <text:p text:style-name="P7"><text:span text:style-name="T7"><text:tab/>D</text:span><text:span text:style-name="T5">la metody Gaussa Seidela uzyskano następujące wyniki:</text:span></text:p>
      <text:p text:style-name="P17"><draw:frame draw:style-name="fr1" draw:name="Object6" text:anchor-type="as-char" svg:y="-1.138cm" svg:width="5.512cm" svg:height="2.12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7"><draw:frame draw:style-name="fr1" draw:name="Object7" text:anchor-type="as-char" svg:y="-1.138cm" svg:width="5.514cm" svg:height="2.124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8">Wyniki dla obu tolerancji są takie same i są w przybliżeniu poprawnie, natomiast została użyta maksymalna liczba kroków dla obu tolerancji. Poniżej przestawiono normy błędów:</text:p>
      <table:table table:name="Table2" table:style-name="Table2">
        <table:table-column table:style-name="Table2.A" table:number-columns-repeated="3"/>
        <table:table-row table:style-name="TableLine2842156584608"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9">Norma Euklidesowa</text:p>
          </table:table-cell>
          <table:table-cell table:style-name="Table2.C1" office:value-type="string">
            <text:p text:style-name="P28">Norma Maksimum</text:p>
          </table:table-cell>
        </table:table-row>
        <table:table-row table:style-name="TableLine2842156589776">
          <table:table-cell table:style-name="Table2.A2" office:value-type="string">
            <text:p text:style-name="P28">x<text:span text:style-name="T9">1</text:span></text:p>
          </table:table-cell>
          <table:table-cell table:style-name="Table2.A2" office:value-type="string">
            <text:p text:style-name="P24">9.165151389911680e+00</text:p>
          </table:table-cell>
          <table:table-cell table:style-name="Table2.C2" office:value-type="string">
            <text:p text:style-name="P25">1.400000000000000e+01</text:p>
          </table:table-cell>
        </table:table-row>
        <table:table-row table:style-name="TableLine2842156591680">
          <table:table-cell table:style-name="Table2.A2" office:value-type="string">
            <text:p text:style-name="P28">x<text:span text:style-name="T9">2</text:span></text:p>
          </table:table-cell>
          <table:table-cell table:style-name="Table2.A2" office:value-type="string">
            <text:p text:style-name="P24">9.165151389911680e+00</text:p>
          </table:table-cell>
          <table:table-cell table:style-name="Table2.C2" office:value-type="string">
            <text:p text:style-name="P25">1.400000000000000e+01</text:p>
          </table:table-cell>
        </table:table-row>
      </table:table>
      <text:p text:style-name="P18"/>
      <text:p text:style-name="P18"><text:tab/>Dla metody SOR Omega uzyskano następujące wyniki:</text:p>
      <text:p text:style-name="P17"><draw:frame draw:style-name="fr1" draw:name="Object8" text:anchor-type="as-char" svg:y="-1.138cm" svg:width="5.512cm" svg:height="2.124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7"><draw:frame draw:style-name="fr1" draw:name="Object9" text:anchor-type="as-char" svg:y="-1.138cm" svg:width="5.514cm" svg:height="2.124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8">Wyniki są mniej dokładne niż dla poprzedniej metody, natomiast została wykonana mniejsza liczba kroków. Liczba kroków wraz z nomami zapisano w tabeli poniżej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2842156594400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32">N</text:p>
          </table:table-cell>
          <table:table-cell table:style-name="Table3.A1" office:value-type="string">
            <text:p text:style-name="P29">Norma Euklidesowa</text:p>
          </table:table-cell>
          <table:table-cell table:style-name="Table3.D1" office:value-type="string">
            <text:p text:style-name="P29">Norma Maksimum</text:p>
          </table:table-cell>
        </table:table-row>
        <table:table-row table:style-name="TableLine2842156617792">
          <table:table-cell table:style-name="Table3.A2" office:value-type="string">
            <text:p text:style-name="P29">x<text:span text:style-name="T9">1</text:span></text:p>
          </table:table-cell>
          <table:table-cell table:style-name="Table3.A2" office:value-type="string">
            <text:p text:style-name="P32">206</text:p>
          </table:table-cell>
          <table:table-cell table:style-name="Table3.A2" office:value-type="string">
            <text:p text:style-name="P25">1.000186885723105e-03</text:p>
          </table:table-cell>
          <table:table-cell table:style-name="Table3.D2" office:value-type="string">
            <text:p text:style-name="P26">9.822719700611771e-04</text:p>
          </table:table-cell>
        </table:table-row>
        <table:table-row table:style-name="TableLine2842156605824">
          <table:table-cell table:style-name="Table3.A2" office:value-type="string">
            <text:p text:style-name="P29">x<text:span text:style-name="T9">2</text:span></text:p>
          </table:table-cell>
          <table:table-cell table:style-name="Table3.A2" office:value-type="string">
            <text:p text:style-name="P35">489</text:p>
          </table:table-cell>
          <table:table-cell table:style-name="Table3.A2" office:value-type="string">
            <text:p text:style-name="P25">1.016603557686786e-06</text:p>
          </table:table-cell>
          <table:table-cell table:style-name="Table3.D2" office:value-type="string">
            <text:p text:style-name="P26">9.983945936653527e-07</text:p>
          </table:table-cell>
        </table:table-row>
      </table:table>
      <text:p text:style-name="P7"/>
      <text:p text:style-name="P7"><text:tab/><text:span text:style-name="T10">Dla metody szybkiego spadku uzyskano następujące wyniki:</text:span></text:p>
      <text:p text:style-name="P8"><draw:frame draw:style-name="fr1" draw:name="Object10" text:anchor-type="as-char" svg:y="-1.138cm" svg:width="5.512cm" svg:height="2.12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8"><text:soft-page-break/><draw:frame draw:style-name="fr1" draw:name="Object11" text:anchor-type="as-char" svg:y="-1.138cm" svg:width="5.514cm" svg:height="2.124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9">Widzimy, że wyniki mają mniejszą dokładność niż dla poprzedniej metody, natomiast dla pierwszej tolerancji zostało wykonane mniej kroków niż dla poprzedniej metody, dla drugiej tolerancji wykonano ich więcej. Tabela z krokami i normami błędu zapisana poniżej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2842156602560"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33">N</text:p>
          </table:table-cell>
          <table:table-cell table:style-name="Table4.A1" office:value-type="string">
            <text:p text:style-name="P30">Norma Euklidesowa</text:p>
          </table:table-cell>
          <table:table-cell table:style-name="Table4.D1" office:value-type="string">
            <text:p text:style-name="P30">Norma Maksimum</text:p>
          </table:table-cell>
        </table:table-row>
        <table:table-row table:style-name="TableLine2842156603376">
          <table:table-cell table:style-name="Table4.A2" office:value-type="string">
            <text:p text:style-name="P30">x<text:span text:style-name="T9">1</text:span></text:p>
          </table:table-cell>
          <table:table-cell table:style-name="Table4.A2" office:value-type="string">
            <text:p text:style-name="P33">20<text:span text:style-name="T10">1</text:span></text:p>
          </table:table-cell>
          <table:table-cell table:style-name="Table4.A2" office:value-type="string">
            <text:p text:style-name="P26">1.677479306945879e-03</text:p>
          </table:table-cell>
          <table:table-cell table:style-name="Table4.D2" office:value-type="string">
            <text:p text:style-name="P26">9.829923220121550e-04</text:p>
          </table:table-cell>
        </table:table-row>
        <table:table-row table:style-name="TableLine2842156606096">
          <table:table-cell table:style-name="Table4.A2" office:value-type="string">
            <text:p text:style-name="P30">x<text:span text:style-name="T9">2</text:span></text:p>
          </table:table-cell>
          <table:table-cell table:style-name="Table4.A2" office:value-type="string">
            <text:p text:style-name="P35">579</text:p>
          </table:table-cell>
          <table:table-cell table:style-name="Table4.A2" office:value-type="string">
            <text:p text:style-name="P26">1.693486278405312e-06</text:p>
          </table:table-cell>
          <table:table-cell table:style-name="Table4.D2" office:value-type="string">
            <text:p text:style-name="P26">9.923723065519141e-07</text:p>
          </table:table-cell>
        </table:table-row>
      </table:table>
      <text:p text:style-name="P9"/>
      <text:p text:style-name="P9"><text:tab/><text:span text:style-name="T11">Dla metody sprzężonych gradientów uzyskano następujące wyniki:</text:span></text:p>
      <text:p text:style-name="P10"><draw:frame draw:style-name="fr1" draw:name="Object12" text:anchor-type="as-char" svg:y="-1.138cm" svg:width="5.609cm" svg:height="2.124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0"><draw:frame draw:style-name="fr1" draw:name="Object13" text:anchor-type="as-char" svg:y="-1.138cm" svg:width="5.609cm" svg:height="2.124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1">Możemy zauważyć, że uzyskane wyniki mają lepszą dokładność niż poprzednie metody, a także, że została wykonana znacznie mniejsza liczba kroków do uzyskania wyniku. Jak poprzednio liczba kroków i norma błędu zapisana w tabeli poniżej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2842156603920"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34">N</text:p>
          </table:table-cell>
          <table:table-cell table:style-name="Table5.A1" office:value-type="string">
            <text:p text:style-name="P31">Norma Euklidesowa</text:p>
          </table:table-cell>
          <table:table-cell table:style-name="Table5.D1" office:value-type="string">
            <text:p text:style-name="P31">Norma Maksimum</text:p>
          </table:table-cell>
        </table:table-row>
        <table:table-row table:style-name="TableLine2842156613168">
          <table:table-cell table:style-name="Table5.A2" office:value-type="string">
            <text:p text:style-name="P31">x<text:span text:style-name="T9">1</text:span></text:p>
          </table:table-cell>
          <table:table-cell table:style-name="Table5.A2" office:value-type="string">
            <text:p text:style-name="P36">4</text:p>
          </table:table-cell>
          <table:table-cell table:style-name="Table5.A2" office:value-type="string">
            <text:p text:style-name="P27">8.208560743427264e-14</text:p>
          </table:table-cell>
          <table:table-cell table:style-name="Table5.D2" office:value-type="string">
            <text:p text:style-name="P27">1.818181818181991e-01</text:p>
          </table:table-cell>
        </table:table-row>
        <table:table-row table:style-name="TableLine2842156606368">
          <table:table-cell table:style-name="Table5.A2" office:value-type="string">
            <text:p text:style-name="P31">x<text:span text:style-name="T9">2</text:span></text:p>
          </table:table-cell>
          <table:table-cell table:style-name="Table5.A2" office:value-type="string">
            <text:p text:style-name="P36">4</text:p>
          </table:table-cell>
          <table:table-cell table:style-name="Table5.A2" office:value-type="string">
            <text:p text:style-name="P27">8.208560743427264e-14</text:p>
          </table:table-cell>
          <table:table-cell table:style-name="Table5.D2" office:value-type="string">
            <text:p text:style-name="P27">1.818181818181991e-01</text:p>
          </table:table-cell>
        </table:table-row>
      </table:table>
      <text:p text:style-name="P11"/>
      <text:p text:style-name="P11"><text:tab/>W następnym kroku przeszliśmy do badania liczby kroków dla coraz większych macierzy. Wymiary badane są: 50, 100, 200, 400, 800, 1600. Liczbę kroków i normy błędów dla każdego wymiaru zapisano w osobnych tabelach.</text:p>
      <table:table table:name="Table6" table:style-name="Table6">
        <table:table-column table:style-name="Table6.A" table:number-columns-repeated="7"/>
        <table:table-row table:style-name="TableLine2842414697200">
          <table:table-cell table:style-name="Table6.A1" office:value-type="string">
            <text:p text:style-name="P45">cond</text:p>
          </table:table-cell>
          <table:table-cell table:style-name="Table6.B1" table:number-columns-spanned="6" office:value-type="string">
            <text:p text:style-name="P43"><text:span text:style-name="T13">2.132606752E+17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42414697200">
          <table:table-cell table:style-name="Table6.A2" table:number-rows-spanned="2" office:value-type="string">
            <text:p text:style-name="P45">Metoda</text:p>
          </table:table-cell>
          <table:table-cell table:style-name="Table6.A2" table:number-columns-spanned="3" office:value-type="string">
            <text:p text:style-name="P45">tol1</text:p>
          </table:table-cell>
          <table:covered-table-cell/>
          <table:covered-table-cell/>
          <table:table-cell table:style-name="Table6.E2" table:number-columns-spanned="3" office:value-type="string">
            <text:p text:style-name="P45">tol2</text:p>
          </table:table-cell>
          <table:covered-table-cell/>
          <table:covered-table-cell/>
        </table:table-row>
        <table:table-row table:style-name="TableLine2842414697200">
          <table:covered-table-cell/>
          <table:table-cell table:style-name="Table6.A2" office:value-type="string">
            <text:p text:style-name="P46">n</text:p>
          </table:table-cell>
          <table:table-cell table:style-name="Table6.A2" office:value-type="string">
            <text:p text:style-name="P46">Norm2</text:p>
          </table:table-cell>
          <table:table-cell table:style-name="Table6.A2" office:value-type="string">
            <text:p text:style-name="P46">Norm Max</text:p>
          </table:table-cell>
          <table:table-cell table:style-name="Table6.A2" office:value-type="string">
            <text:p text:style-name="P46">n</text:p>
          </table:table-cell>
          <table:table-cell table:style-name="Table6.A2" office:value-type="string">
            <text:p text:style-name="P46">Norm2</text:p>
          </table:table-cell>
          <table:table-cell table:style-name="Table6.E2" office:value-type="string">
            <text:p text:style-name="P46">Norm Max</text:p>
          </table:table-cell>
        </table:table-row>
        <table:table-row table:style-name="TableLine2842414697200">
          <table:table-cell table:style-name="Table6.A2" office:value-type="string">
            <text:p text:style-name="P46">Jacobi</text:p>
          </table:table-cell>
          <table:table-cell table:style-name="Table6.B4" office:value-type="float" office:value="1000">
            <text:p text:style-name="P46">1000</text:p>
          </table:table-cell>
          <table:table-cell table:style-name="Table6.A2" office:value-type="string">
            <text:p text:style-name="P46">NaN</text:p>
          </table:table-cell>
          <table:table-cell table:style-name="Table6.A2" office:value-type="string">
            <text:p text:style-name="P46">NaN</text:p>
          </table:table-cell>
          <table:table-cell table:style-name="Table6.B4" office:value-type="float" office:value="1000">
            <text:p text:style-name="P46">1000</text:p>
          </table:table-cell>
          <table:table-cell table:style-name="Table6.A2" office:value-type="string">
            <text:p text:style-name="P46">NaN</text:p>
          </table:table-cell>
          <table:table-cell table:style-name="Table6.E2" office:value-type="string">
            <text:p text:style-name="P46">NaN</text:p>
          </table:table-cell>
        </table:table-row>
        <table:table-row table:style-name="TableLine2842414697200">
          <table:table-cell table:style-name="Table6.A2" office:value-type="string">
            <text:p text:style-name="P46">Gauss</text:p>
          </table:table-cell>
          <table:table-cell table:style-name="Table6.B4" office:value-type="float" office:value="1000">
            <text:p text:style-name="P46">1000</text:p>
          </table:table-cell>
          <table:table-cell table:style-name="Table6.C5" office:value-type="float" office:value="18629.2411278613">
            <text:p text:style-name="P46">1.86292411E+04</text:p>
          </table:table-cell>
          <table:table-cell table:style-name="Table6.C5" office:value-type="float" office:value="40425">
            <text:p text:style-name="P46">4.04250000E+04</text:p>
          </table:table-cell>
          <table:table-cell table:style-name="Table6.B4" office:value-type="float" office:value="1000">
            <text:p text:style-name="P46">1000</text:p>
          </table:table-cell>
          <table:table-cell table:style-name="Table6.C5" office:value-type="float" office:value="18629.2411278613">
            <text:p text:style-name="P46">1.86292411E+04</text:p>
          </table:table-cell>
          <table:table-cell table:style-name="Table6.G5" office:value-type="float" office:value="40425">
            <text:p text:style-name="P46">4.04250000E+04</text:p>
          </table:table-cell>
        </table:table-row>
        <table:table-row table:style-name="TableLine2842414697200">
          <table:table-cell table:style-name="Table6.A2" office:value-type="string">
            <text:p text:style-name="P46">SOR</text:p>
          </table:table-cell>
          <table:table-cell table:style-name="Table6.B4" office:value-type="float" office:value="576">
            <text:p text:style-name="P46">576</text:p>
          </table:table-cell>
          <table:table-cell table:style-name="Table6.C5" office:value-type="float" office:value="0.00235754733411048">
            <text:p text:style-name="P46">2.35754733E-03</text:p>
          </table:table-cell>
          <table:table-cell table:style-name="Table6.C5" office:value-type="float" office:value="0.000998544802314427">
            <text:p text:style-name="P46">9.98544802E-04</text:p>
          </table:table-cell>
          <table:table-cell table:style-name="Table6.B4" office:value-type="float" office:value="1000">
            <text:p text:style-name="P46">1000</text:p>
          </table:table-cell>
          <table:table-cell table:style-name="Table6.C5" office:value-type="float" office:value="0.00000226995513351739">
            <text:p text:style-name="P46">2.26995513E-06</text:p>
          </table:table-cell>
          <table:table-cell table:style-name="Table6.G5" office:value-type="float" office:value="0.00000108552671918005">
            <text:p text:style-name="P46">1.08552672E-06</text:p>
          </table:table-cell>
        </table:table-row>
        <table:table-row table:style-name="TableLine2842414697200">
          <table:table-cell table:style-name="Table6.A2" office:value-type="string">
            <text:p text:style-name="P46">FastFall</text:p>
          </table:table-cell>
          <table:table-cell table:style-name="Table6.B4" office:value-type="float" office:value="826">
            <text:p text:style-name="P46">826</text:p>
          </table:table-cell>
          <table:table-cell table:style-name="Table6.C5" office:value-type="float" office:value="0.00134853896806498">
            <text:p text:style-name="P46">1.34853897E-03</text:p>
          </table:table-cell>
          <table:table-cell table:style-name="Table6.C5" office:value-type="float" office:value="0.000998650035428206">
            <text:p text:style-name="P46">9.98650035E-04</text:p>
          </table:table-cell>
          <table:table-cell table:style-name="Table6.B4" office:value-type="float" office:value="1000">
            <text:p text:style-name="P46">1000</text:p>
          </table:table-cell>
          <table:table-cell table:style-name="Table6.C5" office:value-type="float" office:value="0.000369363165057719">
            <text:p text:style-name="P46">3.69363165E-04</text:p>
          </table:table-cell>
          <table:table-cell table:style-name="Table6.G5" office:value-type="float" office:value="0.00028068166509676">
            <text:p text:style-name="P46">2.80681665E-04</text:p>
          </table:table-cell>
        </table:table-row>
        <table:table-row table:style-name="TableLine2842414697200">
          <table:table-cell table:style-name="Table6.A2" office:value-type="string">
            <text:p text:style-name="P46">Conj</text:p>
          </table:table-cell>
          <table:table-cell table:style-name="Table6.B4" office:value-type="float" office:value="13">
            <text:p text:style-name="P46">13</text:p>
          </table:table-cell>
          <table:table-cell table:style-name="Table6.C5" office:value-type="float" office:value="0.00279726514199865">
            <text:p text:style-name="P46">2.79726514E-03</text:p>
          </table:table-cell>
          <table:table-cell table:style-name="Table6.C5" office:value-type="float" office:value="0.000544167507718774">
            <text:p text:style-name="P46">5.44167508E-04</text:p>
          </table:table-cell>
          <table:table-cell table:style-name="Table6.B4" office:value-type="float" office:value="19">
            <text:p text:style-name="P46">19</text:p>
          </table:table-cell>
          <table:table-cell table:style-name="Table6.C5" office:value-type="float" office:value="0.00000270158999095683">
            <text:p text:style-name="P46">2.70158999E-06</text:p>
          </table:table-cell>
          <table:table-cell table:style-name="Table6.G5" office:value-type="float" office:value="0.00000093659294268432">
            <text:p text:style-name="P46">9.36592943E-07</text:p>
          </table:table-cell>
        </table:table-row>
      </table:table>
      <text:p text:style-name="P40">Wyniki dla n = 50</text:p>
      <table:table table:name="Table7" table:style-name="Table7">
        <table:table-column table:style-name="Table7.A" table:number-columns-repeated="7"/>
        <table:table-row table:style-name="TableLine2842428718880">
          <table:table-cell table:style-name="Table7.A1" office:value-type="string">
            <text:p text:style-name="P45">cond</text:p>
          </table:table-cell>
          <table:table-cell table:style-name="Table7.B1" table:number-columns-spanned="6" office:value-type="string">
            <text:p text:style-name="P44"><text:span text:style-name="T13">4.823418150E+17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42428718880">
          <table:table-cell table:style-name="Table7.A2" table:number-rows-spanned="2" office:value-type="string">
            <text:p text:style-name="P45">Metoda</text:p>
          </table:table-cell>
          <table:table-cell table:style-name="Table7.A2" table:number-columns-spanned="3" office:value-type="string">
            <text:p text:style-name="P45">tol1</text:p>
          </table:table-cell>
          <table:covered-table-cell/>
          <table:covered-table-cell/>
          <table:table-cell table:style-name="Table7.E2" table:number-columns-spanned="3" office:value-type="string">
            <text:p text:style-name="P45">tol2</text:p>
          </table:table-cell>
          <table:covered-table-cell/>
          <table:covered-table-cell/>
        </table:table-row>
        <table:table-row table:style-name="TableLine2842428718880">
          <table:covered-table-cell/>
          <table:table-cell table:style-name="Table7.A2" office:value-type="string">
            <text:p text:style-name="P47">n</text:p>
          </table:table-cell>
          <table:table-cell table:style-name="Table7.A2" office:value-type="string">
            <text:p text:style-name="P47">Norm2</text:p>
          </table:table-cell>
          <table:table-cell table:style-name="Table7.A2" office:value-type="string">
            <text:p text:style-name="P47">Norm Max</text:p>
          </table:table-cell>
          <table:table-cell table:style-name="Table7.A2" office:value-type="string">
            <text:p text:style-name="P47">n</text:p>
          </table:table-cell>
          <table:table-cell table:style-name="Table7.A2" office:value-type="string">
            <text:p text:style-name="P47">Norm2</text:p>
          </table:table-cell>
          <table:table-cell table:style-name="Table7.E2" office:value-type="string">
            <text:p text:style-name="P47">Norm Max</text:p>
          </table:table-cell>
        </table:table-row>
        <table:table-row table:style-name="TableLine2842428718880">
          <table:table-cell table:style-name="Table7.A2" office:value-type="string">
            <text:p text:style-name="P47">Jacobi</text:p>
          </table:table-cell>
          <table:table-cell table:style-name="Table7.B4" office:value-type="float" office:value="1000">
            <text:p text:style-name="P46">1000</text:p>
          </table:table-cell>
          <table:table-cell table:style-name="Table7.A2" office:value-type="string">
            <text:p text:style-name="P46">NaN</text:p>
          </table:table-cell>
          <table:table-cell table:style-name="Table7.A2" office:value-type="string">
            <text:p text:style-name="P46">NaN</text:p>
          </table:table-cell>
          <table:table-cell table:style-name="Table7.B4" office:value-type="float" office:value="1000">
            <text:p text:style-name="P46">1000</text:p>
          </table:table-cell>
          <table:table-cell table:style-name="Table7.A2" office:value-type="string">
            <text:p text:style-name="P46">NaN</text:p>
          </table:table-cell>
          <table:table-cell table:style-name="Table7.E2" office:value-type="string">
            <text:p text:style-name="P46">NaN</text:p>
          </table:table-cell>
        </table:table-row>
        <table:table-row table:style-name="TableLine2842428718880">
          <table:table-cell table:style-name="Table7.A2" office:value-type="string">
            <text:p text:style-name="P47">Gauss</text:p>
          </table:table-cell>
          <table:table-cell table:style-name="Table7.B4" office:value-type="float" office:value="1000">
            <text:p text:style-name="P46">1000</text:p>
          </table:table-cell>
          <table:table-cell table:style-name="Table7.C5" office:value-type="float" office:value="149061.881445733">
            <text:p text:style-name="P46">1.49061881E+05</text:p>
          </table:table-cell>
          <table:table-cell table:style-name="Table7.C5" office:value-type="float" office:value="328350">
            <text:p text:style-name="P46">3.28350000E+05</text:p>
          </table:table-cell>
          <table:table-cell table:style-name="Table7.B4" office:value-type="float" office:value="1000">
            <text:p text:style-name="P46">1000</text:p>
          </table:table-cell>
          <table:table-cell table:style-name="Table7.C5" office:value-type="float" office:value="149061.881445733">
            <text:p text:style-name="P46">1.49061881E+05</text:p>
          </table:table-cell>
          <table:table-cell table:style-name="Table7.G5" office:value-type="float" office:value="328350">
            <text:p text:style-name="P46">3.28350000E+05</text:p>
          </table:table-cell>
        </table:table-row>
        <table:table-row table:style-name="TableLine2842428718880">
          <table:table-cell table:style-name="Table7.A2" office:value-type="string">
            <text:p text:style-name="P47">SOR</text:p>
          </table:table-cell>
          <table:table-cell table:style-name="Table7.B4" office:value-type="float" office:value="1000">
            <text:p text:style-name="P46">1000</text:p>
          </table:table-cell>
          <table:table-cell table:style-name="Table7.C5" office:value-type="float" office:value="0.0595783018658543">
            <text:p text:style-name="P46">5.95783019E-02</text:p>
          </table:table-cell>
          <table:table-cell table:style-name="Table7.C5" office:value-type="float" office:value="0.0159862674263422">
            <text:p text:style-name="P46">1.59862674E-02</text:p>
          </table:table-cell>
          <table:table-cell table:style-name="Table7.B4" office:value-type="float" office:value="1000">
            <text:p text:style-name="P46">1000</text:p>
          </table:table-cell>
          <table:table-cell table:style-name="Table7.C5" office:value-type="float" office:value="0.0595783018658543">
            <text:p text:style-name="P46">5.95783019E-02</text:p>
          </table:table-cell>
          <table:table-cell table:style-name="Table7.G5" office:value-type="float" office:value="0.0159862674263422">
            <text:p text:style-name="P46">1.59862674E-02</text:p>
          </table:table-cell>
        </table:table-row>
        <table:table-row table:style-name="TableLine2842428718880">
          <table:table-cell table:style-name="Table7.A2" office:value-type="string">
            <text:p text:style-name="P47">FastFall</text:p>
          </table:table-cell>
          <table:table-cell table:style-name="Table7.B4" office:value-type="float" office:value="1000">
            <text:p text:style-name="P46">1000</text:p>
          </table:table-cell>
          <table:table-cell table:style-name="Table7.C5" office:value-type="float" office:value="0.168573559446095">
            <text:p text:style-name="P46">1.68573559E-01</text:p>
          </table:table-cell>
          <table:table-cell table:style-name="Table7.C5" office:value-type="float" office:value="0.0837115267684823">
            <text:p text:style-name="P46">8.37115268E-02</text:p>
          </table:table-cell>
          <table:table-cell table:style-name="Table7.B4" office:value-type="float" office:value="1000">
            <text:p text:style-name="P46">1000</text:p>
          </table:table-cell>
          <table:table-cell table:style-name="Table7.C5" office:value-type="float" office:value="0.168573559446095">
            <text:p text:style-name="P46">1.68573559E-01</text:p>
          </table:table-cell>
          <table:table-cell table:style-name="Table7.G5" office:value-type="float" office:value="0.0837115267684823">
            <text:p text:style-name="P46">8.37115268E-02</text:p>
          </table:table-cell>
        </table:table-row>
        <table:table-row table:style-name="TableLine2842428718880">
          <table:table-cell table:style-name="Table7.A2" office:value-type="string">
            <text:p text:style-name="P47">Conj</text:p>
          </table:table-cell>
          <table:table-cell table:style-name="Table7.B4" office:value-type="float" office:value="21">
            <text:p text:style-name="P46">21</text:p>
          </table:table-cell>
          <table:table-cell table:style-name="Table7.C5" office:value-type="float" office:value="0.000575464174775399">
            <text:p text:style-name="P46">5.75464175E-04</text:p>
          </table:table-cell>
          <table:table-cell table:style-name="Table7.C5" office:value-type="float" office:value="0.000480077226906913">
            <text:p text:style-name="P46">4.80077227E-04</text:p>
          </table:table-cell>
          <table:table-cell table:style-name="Table7.B4" office:value-type="float" office:value="32">
            <text:p text:style-name="P46">32</text:p>
          </table:table-cell>
          <table:table-cell table:style-name="Table7.C5" office:value-type="float" office:value="0.00000049252476248707">
            <text:p text:style-name="P46">4.92524762E-07</text:p>
          </table:table-cell>
          <table:table-cell table:style-name="Table7.G5" office:value-type="float" office:value="0.000480077226906913">
            <text:p text:style-name="P46">4.80077227E-04</text:p>
          </table:table-cell>
        </table:table-row>
      </table:table>
      <text:p text:style-name="P40">Wyniki dla n = 100</text:p>
      <table:table table:name="Table8" table:style-name="Table8">
        <table:table-column table:style-name="Table8.A" table:number-columns-repeated="7"/>
        <table:table-row table:style-name="TableLine2842391385456">
          <table:table-cell table:style-name="Table8.A1" office:value-type="string">
            <text:p text:style-name="P45">cond</text:p>
          </table:table-cell>
          <table:table-cell table:style-name="Table8.B1" table:number-columns-spanned="6" office:value-type="string">
            <text:p text:style-name="P44"><text:span text:style-name="T13">5.094155864E+1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42391385456">
          <table:table-cell table:style-name="Table8.A2" table:number-rows-spanned="2" office:value-type="string">
            <text:p text:style-name="P45">Metoda</text:p>
          </table:table-cell>
          <table:table-cell table:style-name="Table8.A2" table:number-columns-spanned="3" office:value-type="string">
            <text:p text:style-name="P45">tol1</text:p>
          </table:table-cell>
          <table:covered-table-cell/>
          <table:covered-table-cell/>
          <table:table-cell table:style-name="Table8.E2" table:number-columns-spanned="3" office:value-type="string">
            <text:p text:style-name="P45">tol2</text:p>
          </table:table-cell>
          <table:covered-table-cell/>
          <table:covered-table-cell/>
        </table:table-row>
        <table:table-row table:style-name="TableLine2842391385456">
          <table:covered-table-cell/>
          <table:table-cell table:style-name="Table8.A2" office:value-type="string">
            <text:p text:style-name="P47">n</text:p>
          </table:table-cell>
          <table:table-cell table:style-name="Table8.A2" office:value-type="string">
            <text:p text:style-name="P47">Norm2</text:p>
          </table:table-cell>
          <table:table-cell table:style-name="Table8.A2" office:value-type="string">
            <text:p text:style-name="P47">Norm Max</text:p>
          </table:table-cell>
          <table:table-cell table:style-name="Table8.A2" office:value-type="string">
            <text:p text:style-name="P47">n</text:p>
          </table:table-cell>
          <table:table-cell table:style-name="Table8.A2" office:value-type="string">
            <text:p text:style-name="P47">Norm2</text:p>
          </table:table-cell>
          <table:table-cell table:style-name="Table8.E2" office:value-type="string">
            <text:p text:style-name="P47">Norm Max</text:p>
          </table:table-cell>
        </table:table-row>
        <table:table-row table:style-name="TableLine2842391385456">
          <table:table-cell table:style-name="Table8.A2" office:value-type="string">
            <text:p text:style-name="P47">Jacobi</text:p>
          </table:table-cell>
          <table:table-cell table:style-name="Table8.B4" office:value-type="float" office:value="1000">
            <text:p text:style-name="P46">1000</text:p>
          </table:table-cell>
          <table:table-cell table:style-name="Table8.A2" office:value-type="string">
            <text:p text:style-name="P46">NaN</text:p>
          </table:table-cell>
          <table:table-cell table:style-name="Table8.A2" office:value-type="string">
            <text:p text:style-name="P46">NaN</text:p>
          </table:table-cell>
          <table:table-cell table:style-name="Table8.B4" office:value-type="float" office:value="1000">
            <text:p text:style-name="P46">1000</text:p>
          </table:table-cell>
          <table:table-cell table:style-name="Table8.A2" office:value-type="string">
            <text:p text:style-name="P46">NaN</text:p>
          </table:table-cell>
          <table:table-cell table:style-name="Table8.E2" office:value-type="string">
            <text:p text:style-name="P46">NaN</text:p>
          </table:table-cell>
        </table:table-row>
        <table:table-row table:style-name="TableLine2842391385456">
          <table:table-cell table:style-name="Table8.A2" office:value-type="string">
            <text:p text:style-name="P47">Gauss</text:p>
          </table:table-cell>
          <table:table-cell table:style-name="Table8.B4" office:value-type="float" office:value="1000">
            <text:p text:style-name="P46">1000</text:p>
          </table:table-cell>
          <table:table-cell table:style-name="Table8.C5" office:value-type="float" office:value="1192550.95406231">
            <text:p text:style-name="P46">1.19255095E+06</text:p>
          </table:table-cell>
          <table:table-cell table:style-name="Table8.C5" office:value-type="float" office:value="2646700">
            <text:p text:style-name="P46">2.64670000E+06</text:p>
          </table:table-cell>
          <table:table-cell table:style-name="Table8.B4" office:value-type="float" office:value="1000">
            <text:p text:style-name="P46">1000</text:p>
          </table:table-cell>
          <table:table-cell table:style-name="Table8.C5" office:value-type="float" office:value="1192550.95406231">
            <text:p text:style-name="P46">1.19255095E+06</text:p>
          </table:table-cell>
          <table:table-cell table:style-name="Table8.G5" office:value-type="float" office:value="2646700">
            <text:p text:style-name="P46">2.64670000E+06</text:p>
          </table:table-cell>
        </table:table-row>
        <table:table-row table:style-name="TableLine2842391385456">
          <table:table-cell table:style-name="Table8.A2" office:value-type="string">
            <text:p text:style-name="P47">SOR</text:p>
          </table:table-cell>
          <table:table-cell table:style-name="Table8.B4" office:value-type="float" office:value="1000">
            <text:p text:style-name="P46">1000</text:p>
          </table:table-cell>
          <table:table-cell table:style-name="Table8.C5" office:value-type="float" office:value="4.57794847480331">
            <text:p text:style-name="P46">4.57794847E+00</text:p>
          </table:table-cell>
          <table:table-cell table:style-name="Table8.C5" office:value-type="float" office:value="0.692904604118667">
            <text:p text:style-name="P46">6.92904604E-01</text:p>
          </table:table-cell>
          <table:table-cell table:style-name="Table8.B4" office:value-type="float" office:value="1000">
            <text:p text:style-name="P46">1000</text:p>
          </table:table-cell>
          <table:table-cell table:style-name="Table8.C5" office:value-type="float" office:value="4.57794847480331">
            <text:p text:style-name="P46">4.57794847E+00</text:p>
          </table:table-cell>
          <table:table-cell table:style-name="Table8.G5" office:value-type="float" office:value="0.692904604118667">
            <text:p text:style-name="P46">6.92904604E-01</text:p>
          </table:table-cell>
        </table:table-row>
        <table:table-row table:style-name="TableLine2842391385456">
          <table:table-cell table:style-name="Table8.A2" office:value-type="string">
            <text:p text:style-name="P47">FastFall</text:p>
          </table:table-cell>
          <table:table-cell table:style-name="Table8.B4" office:value-type="float" office:value="1000">
            <text:p text:style-name="P46">1000</text:p>
          </table:table-cell>
          <table:table-cell table:style-name="Table8.C5" office:value-type="float" office:value="2.26326073393916">
            <text:p text:style-name="P46">2.26326073E+00</text:p>
          </table:table-cell>
          <table:table-cell table:style-name="Table8.C5" office:value-type="float" office:value="0.957483833444883">
            <text:p text:style-name="P46">9.57483833E-01</text:p>
          </table:table-cell>
          <table:table-cell table:style-name="Table8.B4" office:value-type="float" office:value="1000">
            <text:p text:style-name="P46">1000</text:p>
          </table:table-cell>
          <table:table-cell table:style-name="Table8.C5" office:value-type="float" office:value="2.26326073393916">
            <text:p text:style-name="P46">2.26326073E+00</text:p>
          </table:table-cell>
          <table:table-cell table:style-name="Table8.G5" office:value-type="float" office:value="0.957483833444883">
            <text:p text:style-name="P46">9.57483833E-01</text:p>
          </table:table-cell>
        </table:table-row>
        <table:table-row table:style-name="TableLine2842391385456">
          <table:table-cell table:style-name="Table8.A2" office:value-type="string">
            <text:p text:style-name="P47">Conj</text:p>
          </table:table-cell>
          <table:table-cell table:style-name="Table8.B4" office:value-type="float" office:value="32">
            <text:p text:style-name="P46">32</text:p>
          </table:table-cell>
          <table:table-cell table:style-name="Table8.C5" office:value-type="float" office:value="0.0120653310543291">
            <text:p text:style-name="P46">1.20653311E-02</text:p>
          </table:table-cell>
          <table:table-cell table:style-name="Table8.C5" office:value-type="float" office:value="0.000889913806120216">
            <text:p text:style-name="P46">8.89913806E-04</text:p>
          </table:table-cell>
          <table:table-cell table:style-name="Table8.B4" office:value-type="float" office:value="53">
            <text:p text:style-name="P46">53</text:p>
          </table:table-cell>
          <table:table-cell table:style-name="Table8.C5" office:value-type="float" office:value="0.0000016707822755654">
            <text:p text:style-name="P46">1.67078228E-06</text:p>
          </table:table-cell>
          <table:table-cell table:style-name="Table8.G5" office:value-type="float" office:value="0.00000086039818641091">
            <text:p text:style-name="P46">8.60398186E-07</text:p>
          </table:table-cell>
        </table:table-row>
      </table:table>
      <text:p text:style-name="P40">Wyniki dla n = 200</text:p>
      <table:table table:name="Table9" table:style-name="Table9">
        <table:table-column table:style-name="Table9.A" table:number-columns-repeated="7"/>
        <table:table-row table:style-name="TableLine2842362162448">
          <table:table-cell table:style-name="Table9.A1" office:value-type="string">
            <text:p text:style-name="P45">cond</text:p>
          </table:table-cell>
          <table:table-cell table:style-name="Table9.B1" table:number-columns-spanned="6" office:value-type="string">
            <text:p text:style-name="P44"><text:span text:style-name="T13">9.694890144E+1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42362162448">
          <table:table-cell table:style-name="Table9.A2" table:number-rows-spanned="2" office:value-type="string">
            <text:p text:style-name="P45">Metoda</text:p>
          </table:table-cell>
          <table:table-cell table:style-name="Table9.A2" table:number-columns-spanned="3" office:value-type="string">
            <text:p text:style-name="P45">tol1</text:p>
          </table:table-cell>
          <table:covered-table-cell/>
          <table:covered-table-cell/>
          <table:table-cell table:style-name="Table9.E2" table:number-columns-spanned="3" office:value-type="string">
            <text:p text:style-name="P45">tol2</text:p>
          </table:table-cell>
          <table:covered-table-cell/>
          <table:covered-table-cell/>
        </table:table-row>
        <table:table-row table:style-name="TableLine2842362162448">
          <table:covered-table-cell/>
          <table:table-cell table:style-name="Table9.A2" office:value-type="string">
            <text:p text:style-name="P47">n</text:p>
          </table:table-cell>
          <table:table-cell table:style-name="Table9.A2" office:value-type="string">
            <text:p text:style-name="P47">Norm2</text:p>
          </table:table-cell>
          <table:table-cell table:style-name="Table9.A2" office:value-type="string">
            <text:p text:style-name="P47">Norm Max</text:p>
          </table:table-cell>
          <table:table-cell table:style-name="Table9.A2" office:value-type="string">
            <text:p text:style-name="P47">n</text:p>
          </table:table-cell>
          <table:table-cell table:style-name="Table9.A2" office:value-type="string">
            <text:p text:style-name="P47">Norm2</text:p>
          </table:table-cell>
          <table:table-cell table:style-name="Table9.E2" office:value-type="string">
            <text:p text:style-name="P47">Norm Max</text:p>
          </table:table-cell>
        </table:table-row>
        <table:table-row table:style-name="TableLine2842362162448">
          <table:table-cell table:style-name="Table9.A2" office:value-type="string">
            <text:p text:style-name="P47">Jacobi</text:p>
          </table:table-cell>
          <table:table-cell table:style-name="Table9.B4" office:value-type="float" office:value="1000">
            <text:p text:style-name="P46">1000</text:p>
          </table:table-cell>
          <table:table-cell table:style-name="Table9.A2" office:value-type="string">
            <text:p text:style-name="P46">NaN</text:p>
          </table:table-cell>
          <table:table-cell table:style-name="Table9.A2" office:value-type="string">
            <text:p text:style-name="P46">NaN</text:p>
          </table:table-cell>
          <table:table-cell table:style-name="Table9.B4" office:value-type="float" office:value="1000">
            <text:p text:style-name="P46">1000</text:p>
          </table:table-cell>
          <table:table-cell table:style-name="Table9.A2" office:value-type="string">
            <text:p text:style-name="P46">NaN</text:p>
          </table:table-cell>
          <table:table-cell table:style-name="Table9.E2" office:value-type="string">
            <text:p text:style-name="P46">NaN</text:p>
          </table:table-cell>
        </table:table-row>
        <table:table-row table:style-name="TableLine2842362162448">
          <table:table-cell table:style-name="Table9.A2" office:value-type="string">
            <text:p text:style-name="P47">Gauss</text:p>
          </table:table-cell>
          <table:table-cell table:style-name="Table9.B4" office:value-type="float" office:value="1000">
            <text:p text:style-name="P46">1000</text:p>
          </table:table-cell>
          <table:table-cell table:style-name="Table9.C5" office:value-type="float" office:value="9540519.48610772">
            <text:p text:style-name="P46">9.54051949E+06</text:p>
          </table:table-cell>
          <table:table-cell table:style-name="Table9.C5" office:value-type="float" office:value="21253400">
            <text:p text:style-name="P46">2.12534000E+07</text:p>
          </table:table-cell>
          <table:table-cell table:style-name="Table9.B4" office:value-type="float" office:value="1000">
            <text:p text:style-name="P46">1000</text:p>
          </table:table-cell>
          <table:table-cell table:style-name="Table9.C5" office:value-type="float" office:value="9540519.48610772">
            <text:p text:style-name="P46">9.54051949E+06</text:p>
          </table:table-cell>
          <table:table-cell table:style-name="Table9.G5" office:value-type="float" office:value="21253400">
            <text:p text:style-name="P46">2.12534000E+07</text:p>
          </table:table-cell>
        </table:table-row>
        <table:table-row table:style-name="TableLine2842362162448">
          <table:table-cell table:style-name="Table9.A2" office:value-type="string">
            <text:p text:style-name="P47">SOR</text:p>
          </table:table-cell>
          <table:table-cell table:style-name="Table9.B4" office:value-type="float" office:value="1000">
            <text:p text:style-name="P46">1000</text:p>
          </table:table-cell>
          <table:table-cell table:style-name="Table9.C5" office:value-type="float" office:value="70.4596504978964">
            <text:p text:style-name="P46">7.04596505E+01</text:p>
          </table:table-cell>
          <table:table-cell table:style-name="Table9.C5" office:value-type="float" office:value="6.9463579805597">
            <text:p text:style-name="P46">6.94635798E+00</text:p>
          </table:table-cell>
          <table:table-cell table:style-name="Table9.B4" office:value-type="float" office:value="1000">
            <text:p text:style-name="P46">1000</text:p>
          </table:table-cell>
          <table:table-cell table:style-name="Table9.C5" office:value-type="float" office:value="70.4596504978964">
            <text:p text:style-name="P46">7.04596505E+01</text:p>
          </table:table-cell>
          <table:table-cell table:style-name="Table9.G5" office:value-type="float" office:value="6.9463579805597">
            <text:p text:style-name="P46">6.94635798E+00</text:p>
          </table:table-cell>
        </table:table-row>
        <table:table-row table:style-name="TableLine2842362162448">
          <table:table-cell table:style-name="Table9.A2" office:value-type="string">
            <text:p text:style-name="P47">FastFall</text:p>
          </table:table-cell>
          <table:table-cell table:style-name="Table9.B4" office:value-type="float" office:value="1000">
            <text:p text:style-name="P46">1000</text:p>
          </table:table-cell>
          <table:table-cell table:style-name="Table9.C5" office:value-type="float" office:value="14.9648077858067">
            <text:p text:style-name="P46">1.49648078E+01</text:p>
          </table:table-cell>
          <table:table-cell table:style-name="Table9.C5" office:value-type="float" office:value="4.67522879122521">
            <text:p text:style-name="P46">4.67522879E+00</text:p>
          </table:table-cell>
          <table:table-cell table:style-name="Table9.B4" office:value-type="float" office:value="1000">
            <text:p text:style-name="P46">1000</text:p>
          </table:table-cell>
          <table:table-cell table:style-name="Table9.C5" office:value-type="float" office:value="14.9648077858067">
            <text:p text:style-name="P46">1.49648078E+01</text:p>
          </table:table-cell>
          <table:table-cell table:style-name="Table9.G5" office:value-type="float" office:value="4.67522879122521">
            <text:p text:style-name="P46">4.67522879E+00</text:p>
          </table:table-cell>
        </table:table-row>
        <table:table-row table:style-name="TableLine2842362162448">
          <table:table-cell table:style-name="Table9.A2" office:value-type="string">
            <text:p text:style-name="P47">Conj</text:p>
          </table:table-cell>
          <table:table-cell table:style-name="Table9.B4" office:value-type="float" office:value="55">
            <text:p text:style-name="P46">55</text:p>
          </table:table-cell>
          <table:table-cell table:style-name="Table9.C5" office:value-type="float" office:value="0.0106959965292657">
            <text:p text:style-name="P46">1.06959965E-02</text:p>
          </table:table-cell>
          <table:table-cell table:style-name="Table9.C5" office:value-type="float" office:value="0.000664261173918804">
            <text:p text:style-name="P46">6.64261174E-04</text:p>
          </table:table-cell>
          <table:table-cell table:style-name="Table9.B4" office:value-type="float" office:value="90">
            <text:p text:style-name="P46">90</text:p>
          </table:table-cell>
          <table:table-cell table:style-name="Table9.C5" office:value-type="float" office:value="0.0000170620454234584">
            <text:p text:style-name="P46">1.70620454E-05</text:p>
          </table:table-cell>
          <table:table-cell table:style-name="Table9.G5" office:value-type="float" office:value="0.00000070283592086843">
            <text:p text:style-name="P46">7.02835921E-07</text:p>
          </table:table-cell>
        </table:table-row>
      </table:table>
      <text:p text:style-name="P40">Wyniki dla n = 400</text:p>
      <table:table table:name="Table10" table:style-name="Table10">
        <table:table-column table:style-name="Table10.A" table:number-columns-repeated="7"/>
        <table:table-row table:style-name="TableLine2842525323328">
          <table:table-cell table:style-name="Table10.A1" office:value-type="string">
            <text:p text:style-name="P45">cond</text:p>
          </table:table-cell>
          <table:table-cell table:style-name="Table10.B1" table:number-columns-spanned="6" office:value-type="string">
            <text:p text:style-name="P44"><text:span text:style-name="T13">2.664818070E+1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42525323328">
          <table:table-cell table:style-name="Table10.A2" table:number-rows-spanned="2" office:value-type="string">
            <text:p text:style-name="P45">Metoda</text:p>
          </table:table-cell>
          <table:table-cell table:style-name="Table10.A2" table:number-columns-spanned="3" office:value-type="string">
            <text:p text:style-name="P45">tol1</text:p>
          </table:table-cell>
          <table:covered-table-cell/>
          <table:covered-table-cell/>
          <table:table-cell table:style-name="Table10.E2" table:number-columns-spanned="3" office:value-type="string">
            <text:p text:style-name="P45">tol2</text:p>
          </table:table-cell>
          <table:covered-table-cell/>
          <table:covered-table-cell/>
        </table:table-row>
        <table:table-row table:style-name="TableLine2842525323328">
          <table:covered-table-cell/>
          <table:table-cell table:style-name="Table10.A2" office:value-type="string">
            <text:p text:style-name="P47">n</text:p>
          </table:table-cell>
          <table:table-cell table:style-name="Table10.A2" office:value-type="string">
            <text:p text:style-name="P47">Norm2</text:p>
          </table:table-cell>
          <table:table-cell table:style-name="Table10.A2" office:value-type="string">
            <text:p text:style-name="P47">Norm Max</text:p>
          </table:table-cell>
          <table:table-cell table:style-name="Table10.A2" office:value-type="string">
            <text:p text:style-name="P47">n</text:p>
          </table:table-cell>
          <table:table-cell table:style-name="Table10.A2" office:value-type="string">
            <text:p text:style-name="P47">Norm2</text:p>
          </table:table-cell>
          <table:table-cell table:style-name="Table10.E2" office:value-type="string">
            <text:p text:style-name="P47">Norm Max</text:p>
          </table:table-cell>
        </table:table-row>
        <table:table-row table:style-name="TableLine2842525323328">
          <table:table-cell table:style-name="Table10.A2" office:value-type="string">
            <text:p text:style-name="P47">Jacobi</text:p>
          </table:table-cell>
          <table:table-cell table:style-name="Table10.B4" office:value-type="float" office:value="1000">
            <text:p text:style-name="P46">1000</text:p>
          </table:table-cell>
          <table:table-cell table:style-name="Table10.A2" office:value-type="string">
            <text:p text:style-name="P46">NaN</text:p>
          </table:table-cell>
          <table:table-cell table:style-name="Table10.A2" office:value-type="string">
            <text:p text:style-name="P46">NaN</text:p>
          </table:table-cell>
          <table:table-cell table:style-name="Table10.B4" office:value-type="float" office:value="1000">
            <text:p text:style-name="P46">1000</text:p>
          </table:table-cell>
          <table:table-cell table:style-name="Table10.A2" office:value-type="string">
            <text:p text:style-name="P46">NaN</text:p>
          </table:table-cell>
          <table:table-cell table:style-name="Table10.E2" office:value-type="string">
            <text:p text:style-name="P46">NaN</text:p>
          </table:table-cell>
        </table:table-row>
        <table:table-row table:style-name="TableLine2842525323328">
          <table:table-cell table:style-name="Table10.A2" office:value-type="string">
            <text:p text:style-name="P47">Gauss</text:p>
          </table:table-cell>
          <table:table-cell table:style-name="Table10.B4" office:value-type="float" office:value="1000">
            <text:p text:style-name="P46">1000</text:p>
          </table:table-cell>
          <table:table-cell table:style-name="Table10.C5" office:value-type="float" office:value="76324379.2205441">
            <text:p text:style-name="P46">7.63243792E+07</text:p>
          </table:table-cell>
          <table:table-cell table:style-name="Table10.C5" office:value-type="float" office:value="170346800">
            <text:p text:style-name="P46">1.70346800E+08</text:p>
          </table:table-cell>
          <table:table-cell table:style-name="Table10.B4" office:value-type="float" office:value="1000">
            <text:p text:style-name="P46">1000</text:p>
          </table:table-cell>
          <table:table-cell table:style-name="Table10.C5" office:value-type="float" office:value="76324379.2205441">
            <text:p text:style-name="P46">7.63243792E+07</text:p>
          </table:table-cell>
          <table:table-cell table:style-name="Table10.G5" office:value-type="float" office:value="170346800">
            <text:p text:style-name="P46">1.70346800E+08</text:p>
          </table:table-cell>
        </table:table-row>
        <table:table-row table:style-name="TableLine2842525323328">
          <table:table-cell table:style-name="Table10.A2" office:value-type="string">
            <text:p text:style-name="P47">SOR</text:p>
          </table:table-cell>
          <table:table-cell table:style-name="Table10.B4" office:value-type="float" office:value="1000">
            <text:p text:style-name="P46">1000</text:p>
          </table:table-cell>
          <table:table-cell table:style-name="Table10.C5" office:value-type="float" office:value="650.844345641294">
            <text:p text:style-name="P46">6.50844346E+02</text:p>
          </table:table-cell>
          <table:table-cell table:style-name="Table10.C5" office:value-type="float" office:value="43.7105057971785">
            <text:p text:style-name="P46">4.37105058E+01</text:p>
          </table:table-cell>
          <table:table-cell table:style-name="Table10.B4" office:value-type="float" office:value="1000">
            <text:p text:style-name="P46">1000</text:p>
          </table:table-cell>
          <table:table-cell table:style-name="Table10.C5" office:value-type="float" office:value="650.844345641294">
            <text:p text:style-name="P46">6.50844346E+02</text:p>
          </table:table-cell>
          <table:table-cell table:style-name="Table10.G5" office:value-type="float" office:value="43.7105057971785">
            <text:p text:style-name="P46">4.37105058E+01</text:p>
          </table:table-cell>
        </table:table-row>
        <table:table-row table:style-name="TableLine2842525323328">
          <table:table-cell table:style-name="Table10.A2" office:value-type="string">
            <text:p text:style-name="P47">FastFall</text:p>
          </table:table-cell>
          <table:table-cell table:style-name="Table10.B4" office:value-type="float" office:value="1000">
            <text:p text:style-name="P46">1000</text:p>
          </table:table-cell>
          <table:table-cell table:style-name="Table10.C5" office:value-type="float" office:value="87.4761371478395">
            <text:p text:style-name="P46">8.74761371E+01</text:p>
          </table:table-cell>
          <table:table-cell table:style-name="Table10.C5" office:value-type="float" office:value="19.5685934544636">
            <text:p text:style-name="P46">1.95685935E+01</text:p>
          </table:table-cell>
          <table:table-cell table:style-name="Table10.B4" office:value-type="float" office:value="1000">
            <text:p text:style-name="P46">1000</text:p>
          </table:table-cell>
          <table:table-cell table:style-name="Table10.C5" office:value-type="float" office:value="87.4761371478395">
            <text:p text:style-name="P46">8.74761371E+01</text:p>
          </table:table-cell>
          <table:table-cell table:style-name="Table10.G5" office:value-type="float" office:value="19.5685934544636">
            <text:p text:style-name="P46">1.95685935E+01</text:p>
          </table:table-cell>
        </table:table-row>
        <table:table-row table:style-name="TableLine2842525323328">
          <table:table-cell table:style-name="Table10.A2" office:value-type="string">
            <text:p text:style-name="P47">Conj</text:p>
          </table:table-cell>
          <table:table-cell table:style-name="Table10.B4" office:value-type="float" office:value="97">
            <text:p text:style-name="P46">97</text:p>
          </table:table-cell>
          <table:table-cell table:style-name="Table10.C5" office:value-type="float" office:value="0.00512205089629951">
            <text:p text:style-name="P46">5.12205090E-03</text:p>
          </table:table-cell>
          <table:table-cell table:style-name="Table10.C5" office:value-type="float" office:value="0.000768431637909008">
            <text:p text:style-name="P46">7.68431638E-04</text:p>
          </table:table-cell>
          <table:table-cell table:style-name="Table10.B4" office:value-type="float" office:value="163">
            <text:p text:style-name="P46">163</text:p>
          </table:table-cell>
          <table:table-cell table:style-name="Table10.C5" office:value-type="float" office:value="0.0000172448158708709">
            <text:p text:style-name="P46">1.72448159E-05</text:p>
          </table:table-cell>
          <table:table-cell table:style-name="Table10.G5" office:value-type="float" office:value="0.00000095432980309373">
            <text:p text:style-name="P46">9.54329803E-07</text:p>
          </table:table-cell>
        </table:table-row>
      </table:table>
      <text:p text:style-name="P40">Wyniki dla n = 800</text:p>
      <table:table table:name="Table11" table:style-name="Table11">
        <table:table-column table:style-name="Table11.A" table:number-columns-repeated="7"/>
        <table:table-row table:style-name="TableLine2842362146672">
          <table:table-cell table:style-name="Table11.A1" office:value-type="string">
            <text:p text:style-name="P45">cond</text:p>
          </table:table-cell>
          <table:table-cell table:style-name="Table11.B1" table:number-columns-spanned="6" office:value-type="string">
            <text:p text:style-name="P44"><text:span text:style-name="T13">1.676692082E+1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42362146672">
          <table:table-cell table:style-name="Table11.A2" table:number-rows-spanned="2" office:value-type="string">
            <text:p text:style-name="P45">Metoda</text:p>
          </table:table-cell>
          <table:table-cell table:style-name="Table11.A2" table:number-columns-spanned="3" office:value-type="string">
            <text:p text:style-name="P45">tol1</text:p>
          </table:table-cell>
          <table:covered-table-cell/>
          <table:covered-table-cell/>
          <table:table-cell table:style-name="Table11.E2" table:number-columns-spanned="3" office:value-type="string">
            <text:p text:style-name="P45">tol2</text:p>
          </table:table-cell>
          <table:covered-table-cell/>
          <table:covered-table-cell/>
        </table:table-row>
        <table:table-row table:style-name="TableLine2842362146672">
          <table:covered-table-cell/>
          <table:table-cell table:style-name="Table11.A2" office:value-type="string">
            <text:p text:style-name="P47">n</text:p>
          </table:table-cell>
          <table:table-cell table:style-name="Table11.A2" office:value-type="string">
            <text:p text:style-name="P47">Norm2</text:p>
          </table:table-cell>
          <table:table-cell table:style-name="Table11.A2" office:value-type="string">
            <text:p text:style-name="P47">Norm Max</text:p>
          </table:table-cell>
          <table:table-cell table:style-name="Table11.A2" office:value-type="string">
            <text:p text:style-name="P47">n</text:p>
          </table:table-cell>
          <table:table-cell table:style-name="Table11.A2" office:value-type="string">
            <text:p text:style-name="P47">Norm2</text:p>
          </table:table-cell>
          <table:table-cell table:style-name="Table11.E2" office:value-type="string">
            <text:p text:style-name="P47">Norm Max</text:p>
          </table:table-cell>
        </table:table-row>
        <table:table-row table:style-name="TableLine2842362146672">
          <table:table-cell table:style-name="Table11.A2" office:value-type="string">
            <text:p text:style-name="P47">Jacobi</text:p>
          </table:table-cell>
          <table:table-cell table:style-name="Table11.B4" office:value-type="float" office:value="1000">
            <text:p text:style-name="P46">1000</text:p>
          </table:table-cell>
          <table:table-cell table:style-name="Table11.A2" office:value-type="string">
            <text:p text:style-name="P46">NaN</text:p>
          </table:table-cell>
          <table:table-cell table:style-name="Table11.A2" office:value-type="string">
            <text:p text:style-name="P46">NaN</text:p>
          </table:table-cell>
          <table:table-cell table:style-name="Table11.B4" office:value-type="float" office:value="1000">
            <text:p text:style-name="P46">1000</text:p>
          </table:table-cell>
          <table:table-cell table:style-name="Table11.A2" office:value-type="string">
            <text:p text:style-name="P46">NaN</text:p>
          </table:table-cell>
          <table:table-cell table:style-name="Table11.E2" office:value-type="string">
            <text:p text:style-name="P46">NaN</text:p>
          </table:table-cell>
        </table:table-row>
        <table:table-row table:style-name="TableLine2842362146672">
          <table:table-cell table:style-name="Table11.A2" office:value-type="string">
            <text:p text:style-name="P47">Gauss</text:p>
          </table:table-cell>
          <table:table-cell table:style-name="Table11.A2" office:value-type="string">
            <text:p text:style-name="P47">-</text:p>
          </table:table-cell>
          <table:table-cell table:style-name="Table11.A2" office:value-type="string">
            <text:p text:style-name="P47">-</text:p>
          </table:table-cell>
          <table:table-cell table:style-name="Table11.A2" office:value-type="string">
            <text:p text:style-name="P47">-</text:p>
          </table:table-cell>
          <table:table-cell table:style-name="Table11.A2" office:value-type="string">
            <text:p text:style-name="P47">-</text:p>
          </table:table-cell>
          <table:table-cell table:style-name="Table11.A2" office:value-type="string">
            <text:p text:style-name="P47">-</text:p>
          </table:table-cell>
          <table:table-cell table:style-name="Table11.E2" office:value-type="string">
            <text:p text:style-name="P47">-</text:p>
          </table:table-cell>
        </table:table-row>
        <table:table-row table:style-name="TableLine2842362146672">
          <table:table-cell table:style-name="Table11.A2" office:value-type="string">
            <text:p text:style-name="P47">SOR</text:p>
          </table:table-cell>
          <table:table-cell table:style-name="Table11.A2" office:value-type="string">
            <text:p text:style-name="P47">-</text:p>
          </table:table-cell>
          <table:table-cell table:style-name="Table11.A2" office:value-type="string">
            <text:p text:style-name="P47">-</text:p>
          </table:table-cell>
          <table:table-cell table:style-name="Table11.A2" office:value-type="string">
            <text:p text:style-name="P47">-</text:p>
          </table:table-cell>
          <table:table-cell table:style-name="Table11.A2" office:value-type="string">
            <text:p text:style-name="P47">-</text:p>
          </table:table-cell>
          <table:table-cell table:style-name="Table11.A2" office:value-type="string">
            <text:p text:style-name="P47">-</text:p>
          </table:table-cell>
          <table:table-cell table:style-name="Table11.E2" office:value-type="string">
            <text:p text:style-name="P47">-</text:p>
          </table:table-cell>
        </table:table-row>
        <table:table-row table:style-name="TableLine2842362146672">
          <table:table-cell table:style-name="Table11.A2" office:value-type="string">
            <text:p text:style-name="P47">FastFall</text:p>
          </table:table-cell>
          <table:table-cell table:style-name="Table11.A2" office:value-type="string">
            <text:p text:style-name="P47">-</text:p>
          </table:table-cell>
          <table:table-cell table:style-name="Table11.A2" office:value-type="string">
            <text:p text:style-name="P47">-</text:p>
          </table:table-cell>
          <table:table-cell table:style-name="Table11.A2" office:value-type="string">
            <text:p text:style-name="P47">-</text:p>
          </table:table-cell>
          <table:table-cell table:style-name="Table11.A2" office:value-type="string">
            <text:p text:style-name="P47">-</text:p>
          </table:table-cell>
          <table:table-cell table:style-name="Table11.A2" office:value-type="string">
            <text:p text:style-name="P47">-</text:p>
          </table:table-cell>
          <table:table-cell table:style-name="Table11.E2" office:value-type="string">
            <text:p text:style-name="P47">-</text:p>
          </table:table-cell>
        </table:table-row>
        <table:table-row table:style-name="TableLine2842362146672">
          <table:table-cell table:style-name="Table11.A2" office:value-type="string">
            <text:p text:style-name="P47">Conj</text:p>
          </table:table-cell>
          <table:table-cell table:style-name="Table11.B4" office:value-type="float" office:value="173">
            <text:p text:style-name="P46">173</text:p>
          </table:table-cell>
          <table:table-cell table:style-name="Table11.C8" office:value-type="float" office:value="0.011564155549343">
            <text:p text:style-name="P46">1.15641555E-02</text:p>
          </table:table-cell>
          <table:table-cell table:style-name="Table11.C8" office:value-type="float" office:value="0.000883091775811123">
            <text:p text:style-name="P46">8.83091776E-04</text:p>
          </table:table-cell>
          <table:table-cell table:style-name="Table11.B4" office:value-type="float" office:value="305">
            <text:p text:style-name="P46">305</text:p>
          </table:table-cell>
          <table:table-cell table:style-name="Table11.C8" office:value-type="float" office:value="0.0000100424856165209">
            <text:p text:style-name="P46">1.00424856E-05</text:p>
          </table:table-cell>
          <table:table-cell table:style-name="Table11.G8" office:value-type="float" office:value="0.00000079358988197889">
            <text:p text:style-name="P46">7.93589882E-07</text:p>
          </table:table-cell>
        </table:table-row>
      </table:table>
      <text:p text:style-name="P40">Wyniki dla n = 1600</text:p>
      <text:p text:style-name="P38">Możemy zauważyć, że współczynnik uwarunkowania macierzy zmniejsza się ze zwiększeniem rozmiaru badanej macierzy, natomiast ze zwiększeniem rozmiaru dużo metod przestaje być skutecznych. Metoda Jacobiego przestała być skuteczna od n = 50, natomiast każda inna metoda, z wyjątkiem metody sprężonych gradientów, przestał być skuteczne od n = 100. Przy czym to, że metoda nie jest już skuteczna, gdy jedna z dwóch przedstawionych norm jest większa niż żądana dokładność.</text:p>
      <text:p text:style-name="P38">Metoda sprzężonych gradientów okazała się najbardziej skuteczna dla tego typu macierzy, ponieważ, nawet przy dużym rozmiarze macierzy współczynników, metoda wykonała mniej niż połowę dozwolonych kroków.</text:p>
      <text:p text:style-name="P38">Dla n = 1600 czas obliczania innych metod był zbyt duży, żeby otrzymać wynik w przeznaczonym czasie, zatem jedynie obliczono dla ostatniej metody i, ponieważ metoda Jacobiego nie oddawała <text:soft-page-break/>dla każdego wymiaru te same wyniki, także takie wyniki przepisano dla tego rozmiaru. Możemy się spodziewać, że dla reszty metod norma błędu rosłaby aż do osiągnięcia „Inf” lub „NaN”.</text:p>
      <text:p text:style-name="P3">Wnioski:</text:p>
      <text:p text:style-name="P39">Na podstawie badanych wyników widzimy że dla danej macierzy ważny jest dobór metody iteracyjnej którą chcemy rozwiązać układ i, że dla badanej macierzy, metoda Jacobiego okazała się najmniej skuteczna w przeciwieństwie do metody sprzężonych gradientów, która okazała się najbardziej skuteczn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1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0111" number:language="en" number:country="GB">
      <number:number number:decimal-places="5" number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0T19:03:53.193000000</meta:creation-date>
    <dc:date>2021-06-13T22:00:49.160000000</dc:date>
    <meta:editing-duration>PT3H28M46S</meta:editing-duration>
    <meta:editing-cycles>11</meta:editing-cycles>
    <meta:generator>LibreOffice/7.1.3.2$Windows_X86_64 LibreOffice_project/47f78053abe362b9384784d31a6e56f8511eb1c1</meta:generator>
    <meta:document-statistic meta:table-count="12" meta:image-count="0" meta:object-count="13" meta:page-count="7" meta:paragraph-count="418" meta:word-count="1057" meta:character-count="7633" meta:non-whitespace-character-count="6971"/>
  </office:meta>
</office:document-meta>
</file>

<file path=Object 1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row>
            <mtable>
              <mtr>
                <mtd>
                  <mn>1</mn>
                </mtd>
              </mtr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2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0</mn>
                </mtd>
              </mtr>
              <mtr>
                <mtd>
                  <mn>3</mn>
                </mtd>
              </mtr>
              <mtr>
                <mtd>
                  <mn>1</mn>
                </mtd>
              </mtr>
            </mtable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4</mn>
                </mtd>
              </mtr>
            </mtable>
          </mrow>
        </mrow>
        <mo fence="true" form="postfix" stretchy="true">]</mo>
      </mrow>
    </mrow>
    <annotation encoding="StarMath 5.0">A = left[ 
	stack{1 # -1 # -1 # -1}
	stack{-1 # 2 # 0 # 0}
	stack{-1 # 0 # 3 # 1}
	stack{-1 # 0 # 1 # 4 }
	 right]</annotation>
  </semantics>
</math>
</file>

<file path=Object 10/content.xml><?xml version="1.0" encoding="utf-8"?>
<math xmlns="http://www.w3.org/1998/Math/MathML" display="block">
  <semantics>
    <mrow>
      <msub>
        <mi>x</mi>
        <mn>1</mn>
      </msub>
      <mo stretchy="false">=</mo>
      <mrow>
        <mo fence="true" form="prefix" stretchy="true">[</mo>
        <mrow>
          <mtable>
            <mtr>
              <mtd>
                <mn>9.623440301937382e-01</mn>
              </mtd>
            </mtr>
            <mtr>
              <mtd>
                <mn>9.808081489715292e-01</mn>
              </mtd>
            </mtr>
            <mtr>
              <mtd>
                <mn>9.895278276719417e-01</mn>
              </mtd>
            </mtr>
            <mtr>
              <mtd>
                <mn>9.929910458722796e-01</mn>
              </mtd>
            </mtr>
          </mtable>
        </mrow>
        <mo fence="true" form="postfix" stretchy="true">]</mo>
      </mrow>
    </mrow>
    <annotation encoding="StarMath 5.0">x_1 = left[ 
	stack{ 9.623440301937382e-01 #
   9.808081489715292e-01 #
   9.895278276719417e-01 #
   9.929910458722796e-01 }
 right]</annotation>
  </semantics>
</math>
</file>

<file path=Object 11/content.xml><?xml version="1.0" encoding="utf-8"?>
<math xmlns="http://www.w3.org/1998/Math/MathML" display="block">
  <semantics>
    <mrow>
      <msub>
        <mi>x</mi>
        <mn>2</mn>
      </msub>
      <mo stretchy="false">=</mo>
      <mrow>
        <mo fence="true" form="prefix" stretchy="true">[</mo>
        <mrow>
          <mtable>
            <mtr>
              <mtd>
                <mn>9.999619847065191e-01</mn>
              </mtd>
            </mtr>
            <mtr>
              <mtd>
                <mn>9.999806250150229e-01</mn>
              </mtd>
            </mtr>
            <mtr>
              <mtd>
                <mn>9.999894278993083e-01</mn>
              </mtd>
            </mtr>
            <mtr>
              <mtd>
                <mn>9.999929241644943e-01</mn>
              </mtd>
            </mtr>
          </mtable>
        </mrow>
        <mo fence="true" form="postfix" stretchy="true">]</mo>
      </mrow>
    </mrow>
    <annotation encoding="StarMath 5.0">x_2 = left[ 
	stack{ 9.999619847065191e-01 #
   9.999806250150229e-01 #  
    9.999894278993083e-01 #
   9.999929241644943e-01 }
 right]</annotation>
  </semantics>
</math>
</file>

<file path=Object 12/content.xml><?xml version="1.0" encoding="utf-8"?>
<math xmlns="http://www.w3.org/1998/Math/MathML" display="block">
  <semantics>
    <mrow>
      <msub>
        <mi>x</mi>
        <mn>1</mn>
      </msub>
      <mo stretchy="false">=</mo>
      <mrow>
        <mo fence="true" form="prefix" stretchy="true">[</mo>
        <mrow>
          <mtable>
            <mtr>
              <mtd>
                <mn>9.999999999999938e-01</mn>
              </mtd>
            </mtr>
            <mtr>
              <mtd>
                <mn>1.000000000000001e+00</mn>
              </mtd>
            </mtr>
            <mtr>
              <mtd>
                <mn>1.000000000000008e+00</mn>
              </mtd>
            </mtr>
            <mtr>
              <mtd>
                <mn>1.000000000000012e+00</mn>
              </mtd>
            </mtr>
          </mtable>
        </mrow>
        <mo fence="true" form="postfix" stretchy="true">]</mo>
      </mrow>
    </mrow>
    <annotation encoding="StarMath 5.0">x_1 = left[ 
	stack{ 9.999999999999938e-01 #
   1.000000000000001e+00 #
   1.000000000000008e+00 #
   1.000000000000012e+00 }
 right]</annotation>
  </semantics>
</math>
</file>

<file path=Object 13/content.xml><?xml version="1.0" encoding="utf-8"?>
<math xmlns="http://www.w3.org/1998/Math/MathML" display="block">
  <semantics>
    <mrow>
      <msub>
        <mi>x</mi>
        <mn>2</mn>
      </msub>
      <mo stretchy="false">=</mo>
      <mrow>
        <mo fence="true" form="prefix" stretchy="true">[</mo>
        <mrow>
          <mtable>
            <mtr>
              <mtd>
                <mn>9.999999999999938e-01</mn>
              </mtd>
            </mtr>
            <mtr>
              <mtd>
                <mn>1.000000000000001e+00</mn>
              </mtd>
            </mtr>
            <mtr>
              <mtd>
                <mn>1.000000000000008e+00</mn>
              </mtd>
            </mtr>
            <mtr>
              <mtd>
                <mn>1.000000000000012e+00</mn>
              </mtd>
            </mtr>
          </mtable>
        </mrow>
        <mo fence="true" form="postfix" stretchy="true">]</mo>
      </mrow>
    </mrow>
    <annotation encoding="StarMath 5.0">x_2 = left[ 
	stack{ 9.999999999999938e-01 #
   1.000000000000001e+00 #
   1.000000000000008e+00 #
   1.000000000000012e+00 }
 right]</annotation>
  </semantics>
</math>
</file>

<file path=Object 2/content.xml><?xml version="1.0" encoding="utf-8"?>
<math xmlns="http://www.w3.org/1998/Math/MathML" display="block">
  <semantics>
    <mrow>
      <mi>B</mi>
      <mo stretchy="false">=</mo>
      <mrow>
        <mo fence="true" form="prefix" stretchy="true">[</mo>
        <mrow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  <mtr>
              <mtd>
                <mn>3</mn>
              </mtd>
            </mtr>
            <mtr>
              <mtd>
                <mn>4</mn>
              </mtd>
            </mtr>
          </mtable>
        </mrow>
        <mo fence="true" form="postfix" stretchy="true">]</mo>
      </mrow>
    </mrow>
    <annotation encoding="StarMath 5.0">B = left[ 
	stack{ -2 # 1 # 3 # 4}
	right]</annotation>
  </semantics>
</math>
</file>

<file path=Object 3/content.xml><?xml version="1.0" encoding="utf-8"?>
<math xmlns="http://www.w3.org/1998/Math/MathML" display="block">
  <semantics>
    <mrow>
      <mi mathvariant="italic">cond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153.5275998653943</mn>
      </mrow>
    </mrow>
    <annotation encoding="StarMath 5.0">cond( A ) = 153.5275998653943</annotation>
  </semantics>
</math>
</file>

<file path=Object 4/content.xml><?xml version="1.0" encoding="utf-8"?>
<math xmlns="http://www.w3.org/1998/Math/MathML" display="block">
  <semantics>
    <mrow>
      <msub>
        <mi>x</mi>
        <mn>1</mn>
      </msub>
      <mo stretchy="false">=</mo>
      <mrow>
        <mo fence="true" form="prefix" stretchy="true">[</mo>
        <mrow>
          <mtable>
            <mtr>
              <mtd>
                <mn>7.076641936998668e+53</mn>
              </mtd>
            </mtr>
            <mtr>
              <mtd>
                <mrow>
                  <mo stretchy="false">−</mo>
                  <mn>3.125773931399195e+53</mn>
                </mrow>
              </mtd>
            </mtr>
            <mtr>
              <mtd>
                <mrow>
                  <mo stretchy="false">−</mo>
                  <mn>2.721029535341054e+53</mn>
                </mrow>
              </mtd>
            </mtr>
            <mtr>
              <mtd>
                <mrow>
                  <mo stretchy="false">−</mo>
                  <mn>2.163830412030273e+53</mn>
                </mrow>
              </mtd>
            </mtr>
          </mtable>
        </mrow>
        <mo fence="true" form="postfix" stretchy="true">]</mo>
      </mrow>
    </mrow>
    <annotation encoding="StarMath 5.0">x_1 = left[ 
	stack{ 7.076641936998668e+53 #
  -3.125773931399195e+53 #
  -2.721029535341054e+53 #
  -2.163830412030273e+53 }
right]</annotation>
  </semantics>
</math>
</file>

<file path=Object 5/content.xml><?xml version="1.0" encoding="utf-8"?>
<math xmlns="http://www.w3.org/1998/Math/MathML" display="block">
  <semantics>
    <mrow>
      <msub>
        <mi>x</mi>
        <mn>2</mn>
      </msub>
      <mo stretchy="false">=</mo>
      <mrow>
        <mo fence="true" form="prefix" stretchy="true">[</mo>
        <mrow>
          <mtable>
            <mtr>
              <mtd>
                <mn>7.076641936998668e+53</mn>
              </mtd>
            </mtr>
            <mtr>
              <mtd>
                <mrow>
                  <mo stretchy="false">−</mo>
                  <mn>3.125773931399195e+53</mn>
                </mrow>
              </mtd>
            </mtr>
            <mtr>
              <mtd>
                <mrow>
                  <mo stretchy="false">−</mo>
                  <mn>2.721029535341054e+53</mn>
                </mrow>
              </mtd>
            </mtr>
            <mtr>
              <mtd>
                <mrow>
                  <mo stretchy="false">−</mo>
                  <mn>2.163830412030273e+53</mn>
                </mrow>
              </mtd>
            </mtr>
          </mtable>
        </mrow>
        <mo fence="true" form="postfix" stretchy="true">]</mo>
      </mrow>
    </mrow>
    <annotation encoding="StarMath 5.0">x_2 = left[ 
	stack{ 7.076641936998668e+53 #
  -3.125773931399195e+53 #
  -2.721029535341054e+53 #
  -2.163830412030273e+53 }
 right]</annotation>
  </semantics>
</math>
</file>

<file path=Object 6/content.xml><?xml version="1.0" encoding="utf-8"?>
<math xmlns="http://www.w3.org/1998/Math/MathML" display="block">
  <semantics>
    <mrow>
      <msub>
        <mi>x</mi>
        <mn>1</mn>
      </msub>
      <mo stretchy="false">=</mo>
      <mrow>
        <mo fence="true" form="prefix" stretchy="true">[</mo>
        <mrow>
          <mtable>
            <mtr>
              <mtd>
                <mn>9.999999999999929e-01</mn>
              </mtd>
            </mtr>
            <mtr>
              <mtd>
                <mn>9.999999999999964e-01</mn>
              </mtd>
            </mtr>
            <mtr>
              <mtd>
                <mn>9.999999999999980e-01</mn>
              </mtd>
            </mtr>
            <mtr>
              <mtd>
                <mn>9.999999999999987e-01</mn>
              </mtd>
            </mtr>
          </mtable>
        </mrow>
        <mo fence="true" form="postfix" stretchy="true">]</mo>
      </mrow>
    </mrow>
    <annotation encoding="StarMath 5.0">x_1 = left[ 
	stack{ 9.999999999999929e-01 #
   9.999999999999964e-01 #
   9.999999999999980e-01 #
   9.999999999999987e-01 }
 right]</annotation>
  </semantics>
</math>
</file>

<file path=Object 7/content.xml><?xml version="1.0" encoding="utf-8"?>
<math xmlns="http://www.w3.org/1998/Math/MathML" display="block">
  <semantics>
    <mrow>
      <msub>
        <mi>x</mi>
        <mn>2</mn>
      </msub>
      <mo stretchy="false">=</mo>
      <mrow>
        <mo fence="true" form="prefix" stretchy="true">[</mo>
        <mrow>
          <mtable>
            <mtr>
              <mtd>
                <mn>9.999999999999929e-01</mn>
              </mtd>
            </mtr>
            <mtr>
              <mtd>
                <mn>9.999999999999964e-01</mn>
              </mtd>
            </mtr>
            <mtr>
              <mtd>
                <mn>9.999999999999980e-01</mn>
              </mtd>
            </mtr>
            <mtr>
              <mtd>
                <mn>9.999999999999987e-01</mn>
              </mtd>
            </mtr>
          </mtable>
        </mrow>
        <mo fence="true" form="postfix" stretchy="true">]</mo>
      </mrow>
    </mrow>
    <annotation encoding="StarMath 5.0">x_2 = left[ 
	stack{ 9.999999999999929e-01 #
   9.999999999999964e-01 #
   9.999999999999980e-01 #
   9.999999999999987e-01 }
 right]</annotation>
  </semantics>
</math>
</file>

<file path=Object 8/content.xml><?xml version="1.0" encoding="utf-8"?>
<math xmlns="http://www.w3.org/1998/Math/MathML" display="block">
  <semantics>
    <mrow>
      <msub>
        <mi>x</mi>
        <mn>1</mn>
      </msub>
      <mo stretchy="false">=</mo>
      <mrow>
        <mo fence="true" form="prefix" stretchy="true">[</mo>
        <mrow>
          <mtable>
            <mtr>
              <mtd>
                <mn>9.795207513735043e-01</mn>
              </mtd>
            </mtr>
            <mtr>
              <mtd>
                <mn>9.897603756867521e-01</mn>
              </mtd>
            </mtr>
            <mtr>
              <mtd>
                <mn>9.944832797512497e-01</mn>
              </mtd>
            </mtr>
            <mtr>
              <mtd>
                <mn>9.962593679055637e-01</mn>
              </mtd>
            </mtr>
          </mtable>
        </mrow>
        <mo fence="true" form="postfix" stretchy="true">]</mo>
      </mrow>
    </mrow>
    <annotation encoding="StarMath 5.0">x_1 = left[ 
	stack{ 9.795207513735043e-01 #
   9.897603756867521e-01 #
   9.944832797512497e-01 #
   9.962593679055637e-01 }
 right]</annotation>
  </semantics>
</math>
</file>

<file path=Object 9/content.xml><?xml version="1.0" encoding="utf-8"?>
<math xmlns="http://www.w3.org/1998/Math/MathML" display="block">
  <semantics>
    <mrow>
      <msub>
        <mi>x</mi>
        <mn>2</mn>
      </msub>
      <mo stretchy="false">=</mo>
      <mrow>
        <mo fence="true" form="prefix" stretchy="true">[</mo>
        <mrow>
          <mtable>
            <mtr>
              <mtd>
                <mn>9.999791846130899e-01</mn>
              </mtd>
            </mtr>
            <mtr>
              <mtd>
                <mn>9.999895923065449e-01</mn>
              </mtd>
            </mtr>
            <mtr>
              <mtd>
                <mn>9.999943927304880e-01</mn>
              </mtd>
            </mtr>
            <mtr>
              <mtd>
                <mn>9.999961979706506e-01</mn>
              </mtd>
            </mtr>
          </mtable>
        </mrow>
        <mo fence="true" form="postfix" stretchy="true">]</mo>
      </mrow>
    </mrow>
    <annotation encoding="StarMath 5.0">x_2 = left[ 
	stack{ 9.999791846130899e-01 #
   9.999895923065449e-01 #
   9.999943927304880e-01 #
   9.999961979706506e-01 }
 right]</annotation>
  </semantics>
</math>
</file>